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 style:parent-style-name="Standard"/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T3_5" style:family="text">
      <style:text-properties fo:font-size="10pt" style:font-size-asian="10pt" style:font-size-complex="10pt"/>
    </style:style>
    <style:style style:name="T3_6" style:family="text">
      <style:text-properties fo:font-size="10pt" style:font-size-asian="10pt" style:font-size-complex="10pt"/>
    </style:style>
    <style:style style:name="T3_7" style:family="text">
      <style:text-properties fo:font-size="10pt" style:font-size-asian="10pt" style:font-size-complex="10pt"/>
    </style:style>
    <style:style style:name="T3_8" style:family="text">
      <style:text-properties fo:font-size="10pt" style:font-size-asian="10pt" style:font-size-complex="10pt"/>
    </style:style>
    <style:style style:name="T3_9" style:family="text">
      <style:text-properties fo:font-size="10pt" style:font-size-asian="10pt" style:font-size-complex="10pt"/>
    </style:style>
    <style:style style:name="T3_10" style:family="text">
      <style:text-properties fo:font-size="10pt" style:font-size-asian="10pt" style:font-size-complex="10pt"/>
    </style:style>
    <style:style style:name="T3_11" style:family="text">
      <style:text-properties fo:font-size="10pt" style:font-size-asian="10pt" style:font-size-complex="10pt"/>
    </style:style>
    <style:style style:name="T3_12" style:family="text">
      <style:text-properties fo:font-size="10pt" style:font-size-asian="10pt" style:font-size-complex="10pt"/>
    </style:style>
    <style:style style:name="T3_13" style:family="text">
      <style:text-properties fo:font-size="10pt" style:font-size-asian="10pt" style:font-size-complex="10pt"/>
    </style:style>
    <style:style style:name="T3_14" style:family="text">
      <style:text-properties fo:font-size="10pt" style:font-size-asian="10pt" style:font-size-complex="10pt"/>
    </style:style>
    <style:style style:name="T3_15" style:family="text">
      <style:text-properties fo:font-size="10pt" style:font-size-asian="10pt" style:font-size-complex="10pt"/>
    </style:style>
    <style:style style:name="T3_16" style:family="text">
      <style:text-properties fo:font-size="10pt" style:font-size-asian="10pt" style:font-size-complex="10pt"/>
    </style:style>
    <style:style style:name="T3_17" style:family="text">
      <style:text-properties fo:font-size="10pt" style:font-size-asian="10pt" style:font-size-complex="10pt"/>
    </style:style>
    <style:style style:name="T3_18" style:family="text">
      <style:text-properties fo:font-size="10pt" style:font-size-asian="10pt" style:font-size-complex="10pt"/>
    </style:style>
    <style:style style:name="T3_19" style:family="text">
      <style:text-properties fo:font-size="10pt" style:font-size-asian="10pt" style:font-size-complex="10pt"/>
    </style:style>
    <style:style style:name="T3_20" style:family="text">
      <style:text-properties fo:font-size="10pt" style:font-size-asian="10pt" style:font-size-complex="10pt"/>
    </style:style>
    <style:style style:name="T3_21" style:family="text">
      <style:text-properties fo:font-size="10pt" style:font-size-asian="10pt" style:font-size-complex="10pt"/>
    </style:style>
    <style:style style:name="T3_22" style:family="text">
      <style:text-properties fo:font-size="10pt" style:font-size-asian="10pt" style:font-size-complex="10pt"/>
    </style:style>
    <style:style style:name="T3_23" style:family="text">
      <style:text-properties fo:font-size="10pt" style:font-size-asian="10pt" style:font-size-complex="10pt"/>
    </style:style>
    <style:style style:name="T3_24" style:family="text">
      <style:text-properties fo:font-size="10pt" style:font-size-asian="10pt" style:font-size-complex="10pt"/>
    </style:style>
    <style:style style:name="T3_25" style:family="text">
      <style:text-properties fo:font-size="10pt" style:font-size-asian="10pt" style:font-size-complex="10pt"/>
    </style:style>
    <style:style style:name="T3_26" style:family="text">
      <style:text-properties fo:font-size="10pt" style:font-size-asian="10pt" style:font-size-complex="10pt"/>
    </style:style>
    <style:style style:name="T3_27" style:family="text">
      <style:text-properties fo:font-size="10pt" style:font-size-asian="10pt" style:font-size-complex="10pt"/>
    </style:style>
    <style:style style:name="T3_28" style:family="text">
      <style:text-properties fo:font-size="10pt" style:font-size-asian="10pt" style:font-size-complex="10pt"/>
    </style:style>
    <style:style style:name="T3_29" style:family="text">
      <style:text-properties fo:font-size="10pt" style:font-size-asian="10pt" style:font-size-complex="10pt"/>
    </style:style>
    <style:style style:name="T3_30" style:family="text">
      <style:text-properties fo:font-size="10pt" style:font-size-asian="10pt" style:font-size-complex="10pt"/>
    </style:style>
    <style:style style:name="T3_31" style:family="text">
      <style:text-properties fo:font-size="10pt" style:font-size-asian="10pt" style:font-size-complex="10pt"/>
    </style:style>
    <style:style style:name="T3_32" style:family="text">
      <style:text-properties fo:font-size="10pt" style:font-size-asian="10pt" style:font-size-complex="10pt"/>
    </style:style>
    <style:style style:name="T3_33" style:family="text">
      <style:text-properties fo:font-size="10pt" style:font-size-asian="10pt" style:font-size-complex="10pt"/>
    </style:style>
    <style:style style:name="T3_34" style:family="text">
      <style:text-properties fo:font-size="10pt" style:font-size-asian="10pt" style:font-size-complex="10pt"/>
    </style:style>
    <style:style style:name="T3_35" style:family="text">
      <style:text-properties fo:font-size="10pt" style:font-size-asian="10pt" style:font-size-complex="10pt"/>
    </style:style>
    <style:style style:name="T3_36" style:family="text">
      <style:text-properties fo:font-size="10pt" style:font-size-asian="10pt" style:font-size-complex="10pt"/>
    </style:style>
    <style:style style:name="T3_37" style:family="text">
      <style:text-properties fo:font-size="10pt" style:font-size-asian="10pt" style:font-size-complex="10pt"/>
    </style:style>
    <style:style style:name="T3_38" style:family="text">
      <style:text-properties fo:font-size="10pt" style:font-size-asian="10pt" style:font-size-complex="10pt"/>
    </style:style>
    <style:style style:name="T3_39" style:family="text">
      <style:text-properties fo:font-size="10pt" style:font-size-asian="10pt" style:font-size-complex="10pt"/>
    </style:style>
    <style:style style:name="T3_40" style:family="text">
      <style:text-properties fo:font-size="10pt" style:font-size-asian="10pt" style:font-size-complex="10pt"/>
    </style:style>
    <style:style style:name="T3_41" style:family="text">
      <style:text-properties fo:font-size="10pt" style:font-size-asian="10pt" style:font-size-complex="10pt"/>
    </style:style>
    <style:style style:name="T3_42" style:family="text">
      <style:text-properties fo:font-size="10pt" style:font-size-asian="10pt" style:font-size-complex="10pt"/>
    </style:style>
    <style:style style:name="T3_43" style:family="text">
      <style:text-properties fo:font-size="10pt" style:font-size-asian="10pt" style:font-size-complex="10pt"/>
    </style:style>
    <style:style style:name="T3_44" style:family="text">
      <style:text-properties fo:font-size="10pt" style:font-size-asian="10pt" style:font-size-complex="10pt"/>
    </style:style>
    <style:style style:name="T3_45" style:family="text">
      <style:text-properties fo:font-size="10pt" style:font-size-asian="10pt" style:font-size-complex="10pt"/>
    </style:style>
    <style:style style:name="T3_46" style:family="text">
      <style:text-properties fo:font-size="10pt" style:font-size-asian="10pt" style:font-size-complex="10pt"/>
    </style:style>
    <style:style style:name="T3_47" style:family="text">
      <style:text-properties fo:font-size="10pt" style:font-size-asian="10pt" style:font-size-complex="10pt"/>
    </style:style>
    <style:style style:name="T3_48" style:family="text">
      <style:text-properties fo:font-size="10pt" style:font-size-asian="10pt" style:font-size-complex="10pt"/>
    </style:style>
    <style:style style:name="T3_49" style:family="text">
      <style:text-properties fo:font-size="10pt" style:font-size-asian="10pt" style:font-size-complex="10pt"/>
    </style:style>
    <style:style style:name="T3_50" style:family="text">
      <style:text-properties fo:font-size="10pt" style:font-size-asian="10pt" style:font-size-complex="10pt"/>
    </style:style>
    <style:style style:name="T3_51" style:family="text">
      <style:text-properties fo:font-size="10pt" style:font-size-asian="10pt" style:font-size-complex="10pt"/>
    </style:style>
    <style:style style:name="T3_52" style:family="text">
      <style:text-properties fo:font-size="10pt" style:font-size-asian="10pt" style:font-size-complex="10pt"/>
    </style:style>
    <style:style style:name="T3_53" style:family="text">
      <style:text-properties fo:font-size="10pt" style:font-size-asian="10pt" style:font-size-complex="10pt"/>
    </style:style>
    <style:style style:name="T3_54" style:family="text">
      <style:text-properties fo:font-size="10pt" style:font-size-asian="10pt" style:font-size-complex="10pt"/>
    </style:style>
    <style:style style:name="T3_55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 style:parent-style-name="Standard"/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/>
    <style:style style:name="T6_3" style:family="text">
      <style:text-properties fo:color="#1155cc" fo:font-size="10pt" style:font-size-asian="10pt" style:font-size-complex="10pt" style:text-underline-style="solid" style:text-underline-color="font-color"/>
    </style:style>
    <style:style style:name="T6_4" style:family="text"/>
    <style:style style:name="T6_5" style:family="text">
      <style:text-properties fo:color="#1155cc" fo:font-size="10pt" style:font-size-asian="10pt" style:font-size-complex="10pt" style:text-underline-style="solid" style:text-underline-color="font-color"/>
    </style:style>
    <style:style style:name="T6_6" style:family="text"/>
    <style:style style:name="T6_7" style:family="text">
      <style:text-properties fo:color="#1155cc" fo:font-size="10pt" style:font-size-asian="10pt" style:font-size-complex="10pt" style:text-underline-style="solid" style:text-underline-color="font-color"/>
    </style:style>
    <style:style style:name="T6_8" style:family="text"/>
    <style:style style:name="T6_9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0" style:family="text"/>
    <style:style style:name="T6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2" style:family="text"/>
    <style:style style:name="T6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4" style:family="text"/>
    <style:style style:name="T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6" style:family="text"/>
    <style:style style:name="T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8" style:family="text"/>
    <style:style style:name="T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_20" style:family="text"/>
    <style:style style:name="T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_22" style:family="text"/>
    <style:style style:name="T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P8" style:family="paragraph" style:parent-style-name="Standard">
      <style:paragraph-properties fo:break-before="page" fo:text-indent="1.27cm" fo:line-height="115%" style:writing-mode="lr-tb"/>
    </style:style>
    <style:style style:name="P9" style:family="paragraph" style:parent-style-name="Heading_20_1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>
      <style:text-properties fo:font-weight="bold" style:font-weight-asian="bold" style:font-weight-complex="bold"/>
    </style:style>
    <style:style style:name="T10_219" style:family="text"/>
    <style:style style:name="T10_220" style:family="text">
      <style:text-properties style:text-underline-style="solid" style:text-underline-color="font-color"/>
    </style:style>
    <style:style style:name="T10_221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 style:parent-style-name="Standard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/>
    <style:style style:name="T15_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4" style:family="text"/>
    <style:style style:name="T15_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6" style:family="text"/>
    <style:style style:name="T15_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8" style:family="text"/>
    <style:style style:name="T15_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0" style:family="text"/>
    <style:style style:name="T15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2" style:family="text"/>
    <style:style style:name="T15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4" style:family="text"/>
    <style:style style:name="T15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6" style:family="text"/>
    <style:style style:name="T15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8" style:family="text"/>
    <style:style style:name="T15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0" style:family="text"/>
    <style:style style:name="T15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2" style:family="text"/>
    <style:style style:name="T15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4" style:family="text"/>
    <style:style style:name="T15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6" style:family="text"/>
    <style:style style:name="T15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8" style:family="text"/>
    <style:style style:name="T15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0" style:family="text"/>
    <style:style style:name="T15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2" style:family="text"/>
    <style:style style:name="T15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4" style:family="text"/>
    <style:style style:name="T15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6" style:family="text"/>
    <style:style style:name="T15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8" style:family="text"/>
    <style:style style:name="T15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40" style:family="text"/>
    <style:style style:name="T15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42" style:family="text"/>
    <style:style style:name="T15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44" style:family="text"/>
    <style:style style:name="T15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46" style:family="text"/>
    <style:style style:name="T15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48" style:family="text"/>
    <style:style style:name="T15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0" style:family="text"/>
    <style:style style:name="T15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2" style:family="text"/>
    <style:style style:name="T15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4" style:family="text"/>
    <style:style style:name="T15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6" style:family="text"/>
    <style:style style:name="T15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8" style:family="text"/>
    <style:style style:name="T15_59" style:family="text">
      <style:text-properties fo:color="#1155cc" fo:font-size="10pt" style:font-size-asian="10pt" style:font-size-complex="10pt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>
      <style:text-properties fo:font-style="italic" style:font-style-asian="italic" style:font-style-complex="italic"/>
    </style:style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>
      <style:text-properties fo:font-style="italic" style:font-style-asian="italic" style:font-style-complex="italic"/>
    </style:style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P19" style:family="paragraph" style:parent-style-name="Standard">
      <style:paragraph-properties fo:break-before="auto" fo:text-indent="1.27cm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P20" style:family="paragraph" style:parent-style-name="Heading_20_1">
      <style:paragraph-properties fo:break-before="page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 style:parent-style-name="Standard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ize="10pt" style:font-size-asian="10pt" style:font-size-complex="10pt"/>
    </style:style>
    <style:style style:name="T22_2" style:family="text"/>
    <style:style style:name="T22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" style:family="text"/>
    <style:style style:name="T22_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6" style:family="text"/>
    <style:style style:name="T22_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8" style:family="text"/>
    <style:style style:name="T22_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0" style:family="text"/>
    <style:style style:name="T22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2" style:family="text"/>
    <style:style style:name="T22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4" style:family="text"/>
    <style:style style:name="T22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6" style:family="text"/>
    <style:style style:name="T22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8" style:family="text"/>
    <style:style style:name="T22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0" style:family="text"/>
    <style:style style:name="T22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2" style:family="text"/>
    <style:style style:name="T22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4" style:family="text"/>
    <style:style style:name="T22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6" style:family="text"/>
    <style:style style:name="T22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8" style:family="text"/>
    <style:style style:name="T22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0" style:family="text"/>
    <style:style style:name="T22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2" style:family="text"/>
    <style:style style:name="T22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4" style:family="text"/>
    <style:style style:name="T22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6" style:family="text"/>
    <style:style style:name="T22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8" style:family="text"/>
    <style:style style:name="T22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0" style:family="text"/>
    <style:style style:name="T22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2" style:family="text"/>
    <style:style style:name="T22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4" style:family="text"/>
    <style:style style:name="T22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6" style:family="text"/>
    <style:style style:name="T22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8" style:family="text"/>
    <style:style style:name="T22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>
      <style:text-properties fo:font-weight="bold" style:font-weight-asian="bold" style:font-weight-complex="bold"/>
    </style:style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P30" style:family="paragraph" style:parent-style-name="Standard">
      <style:paragraph-properties fo:break-before="auto" fo:text-indent="1.27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P31" style:family="paragraph" style:parent-style-name="Heading_20_1">
      <style:paragraph-properties fo:break-before="page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</office:automatic-styles>
  <office:body>
    <office:text>
      <text:h text:style-name="P1" text:outline-level="10"><text:bookmark-start text:name="h.wj2w8urqdquf"/><text:bookmark-end text:name="h.wj2w8urqdquf"/><text:span text:style-name="T1_1">Overview</text:span></text:h>
      <text:p text:style-name="P2"><text:span text:style-name="T2_1">HABit</text:span><text:span text:style-name="T2_2"><text:s/></text:span><text:span text:style-name="T2_3">is</text:span><text:span text:style-name="T2_4"><text:s/></text:span><text:span text:style-name="T2_5">a</text:span><text:span text:style-name="T2_6"><text:s/></text:span><text:span text:style-name="T2_7">model</text:span><text:span text:style-name="T2_8"><text:s/></text:span><text:span text:style-name="T2_9">for</text:span><text:span text:style-name="T2_10"><text:s/></text:span><text:span text:style-name="T2_11">life</text:span><text:span text:style-name="T2_12"><text:s/></text:span><text:span text:style-name="T2_13">planning</text:span><text:span text:style-name="T2_14"><text:s/></text:span><text:span text:style-name="T2_15">and</text:span><text:span text:style-name="T2_16"><text:s/></text:span><text:span text:style-name="T2_17">time</text:span><text:span text:style-name="T2_18"><text:s/></text:span><text:span text:style-name="T2_19">management</text:span><text:span text:style-name="T2_20">.<text:s/></text:span><text:span text:style-name="T2_21">It</text:span><text:span text:style-name="T2_22"><text:s/></text:span><text:span text:style-name="T2_23">specifies</text:span><text:span text:style-name="T2_24"><text:s/></text:span><text:span text:style-name="T2_25">a</text:span><text:span text:style-name="T2_26"><text:s/></text:span><text:span text:style-name="T2_27">method</text:span><text:span text:style-name="T2_28"><text:s/></text:span><text:span text:style-name="T2_29">for</text:span><text:span text:style-name="T2_30"><text:s/></text:span><text:span text:style-name="T2_31">prioritizing</text:span><text:span text:style-name="T2_32"><text:s/></text:span><text:span text:style-name="T2_33">goals</text:span><text:span text:style-name="T2_34"><text:s/></text:span><text:span text:style-name="T2_35">and</text:span><text:span text:style-name="T2_36"><text:s/></text:span><text:span text:style-name="T2_37">actions</text:span><text:span text:style-name="T2_38"><text:s/></text:span><text:span text:style-name="T2_39">with</text:span><text:span text:style-name="T2_40"><text:s/></text:span><text:span text:style-name="T2_41">the</text:span><text:span text:style-name="T2_42"><text:s/></text:span><text:span text:style-name="T2_43">goal</text:span><text:span text:style-name="T2_44"><text:s/></text:span><text:span text:style-name="T2_45">of</text:span><text:span text:style-name="T2_46"><text:s/></text:span><text:span text:style-name="T2_47">maximizing</text:span><text:span text:style-name="T2_48"><text:s/></text:span><text:span text:style-name="T2_49">productivity</text:span><text:span text:style-name="T2_50"><text:s/></text:span><text:span text:style-name="T2_51">and</text:span><text:span text:style-name="T2_52"><text:s/></text:span><text:span text:style-name="T2_53">happiness</text:span><text:span text:style-name="T2_54">.<text:s/></text:span><text:span text:style-name="T2_55">Three</text:span><text:span text:style-name="T2_56"><text:s/></text:span><text:span text:style-name="T2_57">classes</text:span><text:span text:style-name="T2_58"><text:s/></text:span><text:span text:style-name="T2_59">compose</text:span><text:span text:style-name="T2_60"><text:s/></text:span><text:span text:style-name="T2_61">the</text:span><text:span text:style-name="T2_62"><text:s/></text:span><text:span text:style-name="T2_63">model</text:span><text:span text:style-name="T2_64">,<text:s/></text:span><text:span text:style-name="T2_65">and</text:span><text:span text:style-name="T2_66"><text:s/></text:span><text:span text:style-name="T2_67">every</text:span><text:span text:style-name="T2_68"><text:s/></text:span><text:span text:style-name="T2_69">event</text:span><text:span text:style-name="T2_70">,<text:s/></text:span><text:span text:style-name="T2_71">object</text:span><text:span text:style-name="T2_72">,<text:s/></text:span><text:span text:style-name="T2_73">action</text:span><text:span text:style-name="T2_74">,<text:s/></text:span><text:span text:style-name="T2_75">goal</text:span><text:span text:style-name="T2_76">,<text:s/></text:span><text:span text:style-name="T2_77">idea</text:span><text:span text:style-name="T2_78">,<text:s/></text:span><text:span text:style-name="T2_79">and</text:span><text:span text:style-name="T2_80"><text:s/></text:span><text:span text:style-name="T2_81">relationship</text:span><text:span text:style-name="T2_82"><text:s/></text:span><text:span text:style-name="T2_83">exists</text:span><text:span text:style-name="T2_84"><text:s/></text:span><text:span text:style-name="T2_85">as</text:span><text:span text:style-name="T2_86"><text:s/></text:span><text:span text:style-name="T2_87">an</text:span><text:span text:style-name="T2_88"><text:s/></text:span><text:span text:style-name="T2_89">element</text:span><text:span text:style-name="T2_90"><text:s/></text:span><text:span text:style-name="T2_91">of</text:span><text:span text:style-name="T2_92"><text:s/></text:span><text:span text:style-name="T2_93">one</text:span><text:span text:style-name="T2_94"><text:s/></text:span><text:span text:style-name="T2_95">of</text:span><text:span text:style-name="T2_96"><text:s/></text:span><text:span text:style-name="T2_97">those</text:span><text:span text:style-name="T2_98"><text:s/></text:span><text:span text:style-name="T2_99">classes</text:span><text:span text:style-name="T2_100">.<text:s/></text:span><text:span text:style-name="T2_101">The</text:span><text:span text:style-name="T2_102"><text:s/></text:span><text:span text:style-name="T2_103">classes</text:span><text:span text:style-name="T2_104"><text:s/></text:span><text:span text:style-name="T2_105">are</text:span><text:span text:style-name="T2_106"><text:s/></text:span><text:span text:style-name="T2_107">Health</text:span><text:span text:style-name="T2_108">,<text:s/></text:span><text:span text:style-name="T2_109">Ambition</text:span><text:span text:style-name="T2_110">,<text:s/></text:span><text:span text:style-name="T2_111">and</text:span><text:span text:style-name="T2_112"><text:s/></text:span><text:span text:style-name="T2_113">Business</text:span><text:span text:style-name="T2_114"><text:s/>(</text:span><text:span text:style-name="T2_115">i</text:span><text:span text:style-name="T2_116">.</text:span><text:span text:style-name="T2_117">e</text:span><text:span text:style-name="T2_118">.<text:s/></text:span><text:span text:style-name="T2_119">the</text:span><text:span text:style-name="T2_120"><text:s/>“</text:span><text:span text:style-name="T2_121">HAB</text:span><text:span text:style-name="T2_122">”<text:s/></text:span><text:span text:style-name="T2_123">in</text:span><text:span text:style-name="T2_124"><text:s/>“</text:span><text:span text:style-name="T2_125">HABit</text:span><text:span text:style-name="T2_126">”).<text:s/></text:span><text:span text:style-name="T2_127">Each</text:span><text:span text:style-name="T2_128"><text:s/></text:span><text:span text:style-name="T2_129">class</text:span><text:span text:style-name="T2_130"><text:s/></text:span><text:span text:style-name="T2_131">will</text:span><text:span text:style-name="T2_132"><text:s/></text:span><text:span text:style-name="T2_133">be</text:span><text:span text:style-name="T2_134"><text:s/></text:span><text:span text:style-name="T2_135">thoroughly</text:span><text:span text:style-name="T2_136"><text:s/></text:span><text:span text:style-name="T2_137">defined</text:span><text:span text:style-name="T2_138">,<text:s/></text:span><text:span text:style-name="T2_139">but</text:span><text:span text:style-name="T2_140"><text:s/></text:span><text:span text:style-name="T2_141">before</text:span><text:span text:style-name="T2_142"><text:s/></text:span><text:span text:style-name="T2_143">that</text:span><text:span text:style-name="T2_144">,<text:s/></text:span><text:span text:style-name="T2_145">it</text:span><text:span text:style-name="T2_146"><text:s/></text:span><text:span text:style-name="T2_147">should</text:span><text:span text:style-name="T2_148"><text:s/></text:span><text:span text:style-name="T2_149">be</text:span><text:span text:style-name="T2_150"><text:s/></text:span><text:span text:style-name="T2_151">understood</text:span><text:span text:style-name="T2_152"><text:s/></text:span><text:span text:style-name="T2_153">why</text:span><text:span text:style-name="T2_154"><text:s/></text:span><text:span text:style-name="T2_155">these</text:span><text:span text:style-name="T2_156"><text:s/></text:span><text:span text:style-name="T2_157">classes</text:span><text:span text:style-name="T2_158"><text:s/></text:span><text:span text:style-name="T2_159">were</text:span><text:span text:style-name="T2_160"><text:s/></text:span><text:span text:style-name="T2_161">chosen</text:span><text:span text:style-name="T2_162"><text:s/></text:span><text:span text:style-name="T2_163">and</text:span><text:span text:style-name="T2_164"><text:s/></text:span><text:span text:style-name="T2_165">how</text:span><text:span text:style-name="T2_166"><text:s/></text:span><text:span text:style-name="T2_167">they</text:span><text:span text:style-name="T2_168"><text:s/></text:span><text:span text:style-name="T2_169">relate</text:span><text:span text:style-name="T2_170">.</text:span><text:span text:style-name="T2_171"><text:note text:note-class="footnote"><text:note-citation/><text:note-body><text:p text:style-name="P3"><text:span text:style-name="T3_1"><text:s/></text:span><text:span text:style-name="T3_2">Note</text:span><text:span text:style-name="T3_3">:<text:s/></text:span><text:span text:style-name="T3_4">It</text:span><text:span text:style-name="T3_5"><text:s/></text:span><text:span text:style-name="T3_6">is</text:span><text:span text:style-name="T3_7"><text:s/></text:span><text:span text:style-name="T3_8">not</text:span><text:span text:style-name="T3_9"><text:s/></text:span><text:span text:style-name="T3_10">possible</text:span><text:span text:style-name="T3_11"><text:s/></text:span><text:span text:style-name="T3_12">to</text:span><text:span text:style-name="T3_13"><text:s/></text:span><text:span text:style-name="T3_14">have</text:span><text:span text:style-name="T3_15"><text:s/></text:span><text:span text:style-name="T3_16">no</text:span><text:span text:style-name="T3_17"><text:s/></text:span><text:span text:style-name="T3_18">Ambition</text:span><text:span text:style-name="T3_19">;<text:s/></text:span><text:span text:style-name="T3_20">therefore</text:span><text:span text:style-name="T3_21">,<text:s/></text:span><text:span text:style-name="T3_22">lack</text:span><text:span text:style-name="T3_23"><text:s/></text:span><text:span text:style-name="T3_24">of</text:span><text:span text:style-name="T3_25"><text:s/></text:span><text:span text:style-name="T3_26">Business</text:span><text:span text:style-name="T3_27"><text:s/></text:span><text:span text:style-name="T3_28">is</text:span><text:span text:style-name="T3_29"><text:s/></text:span><text:span text:style-name="T3_30">also</text:span><text:span text:style-name="T3_31"><text:s/></text:span><text:span text:style-name="T3_32">impossible</text:span><text:span text:style-name="T3_33">.<text:s/></text:span><text:span text:style-name="T3_34">If</text:span><text:span text:style-name="T3_35"><text:s/></text:span><text:span text:style-name="T3_36">you</text:span><text:span text:style-name="T3_37"><text:s/></text:span><text:span text:style-name="T3_38">have</text:span><text:span text:style-name="T3_39"><text:s/></text:span><text:span text:style-name="T3_40">no</text:span><text:span text:style-name="T3_41"><text:s/></text:span><text:span text:style-name="T3_42">desires</text:span><text:span text:style-name="T3_43">,<text:s/></text:span><text:span text:style-name="T3_44">your</text:span><text:span text:style-name="T3_45"><text:s/></text:span><text:span text:style-name="T3_46">Ambition</text:span><text:span text:style-name="T3_47"><text:s/></text:span><text:span text:style-name="T3_48">is</text:span><text:span text:style-name="T3_49"><text:s/></text:span><text:span text:style-name="T3_50">to</text:span><text:span text:style-name="T3_51"><text:s/></text:span><text:span text:style-name="T3_52">find</text:span><text:span text:style-name="T3_53"><text:s/></text:span><text:span text:style-name="T3_54">some</text:span><text:span text:style-name="T3_55">.</text:span></text:p></text:note-body></text:note></text:span></text:p>
      <text:p text:style-name="P4"><text:span text:style-name="T4_1">HABit</text:span><text:span text:style-name="T4_2"><text:s/></text:span><text:span text:style-name="T4_3">was</text:span><text:span text:style-name="T4_4"><text:s/></text:span><text:span text:style-name="T4_5">built</text:span><text:span text:style-name="T4_6"><text:s/></text:span><text:span text:style-name="T4_7">on</text:span><text:span text:style-name="T4_8"><text:s/></text:span><text:span text:style-name="T4_9">the</text:span><text:span text:style-name="T4_10"><text:s/></text:span><text:span text:style-name="T4_11">idea</text:span><text:span text:style-name="T4_12"><text:s/></text:span><text:span text:style-name="T4_13">that</text:span><text:span text:style-name="T4_14"><text:s/></text:span><text:span text:style-name="T4_15">there</text:span><text:span text:style-name="T4_16"><text:s/></text:span><text:span text:style-name="T4_17">are</text:span><text:span text:style-name="T4_18"><text:s/></text:span><text:span text:style-name="T4_19">two</text:span><text:span text:style-name="T4_20"><text:s/></text:span><text:span text:style-name="T4_21">ways</text:span><text:span text:style-name="T4_22"><text:s/></text:span><text:span text:style-name="T4_23">of</text:span><text:span text:style-name="T4_24"><text:s/></text:span><text:span text:style-name="T4_25">classifying</text:span><text:span text:style-name="T4_26"><text:s/></text:span><text:span text:style-name="T4_27">anything</text:span><text:span text:style-name="T4_28"><text:s/></text:span><text:span text:style-name="T4_29">any</text:span><text:span text:style-name="T4_30"><text:s/></text:span><text:span text:style-name="T4_31">person</text:span><text:span text:style-name="T4_32"><text:s/></text:span><text:span text:style-name="T4_33">ever</text:span><text:span text:style-name="T4_34"><text:s/></text:span><text:span text:style-name="T4_35">has</text:span><text:span text:style-name="T4_36"><text:s/></text:span><text:span text:style-name="T4_37">or</text:span><text:span text:style-name="T4_38"><text:s/></text:span><text:span text:style-name="T4_39">does</text:span><text:span text:style-name="T4_40"><text:s/></text:span><text:span text:style-name="T4_41">in</text:span><text:span text:style-name="T4_42"><text:s/></text:span><text:span text:style-name="T4_43">this</text:span><text:span text:style-name="T4_44"><text:s/></text:span><text:span text:style-name="T4_45">life</text:span><text:span text:style-name="T4_46">.<text:s/></text:span><text:span text:style-name="T4_47">Either</text:span><text:span text:style-name="T4_48"><text:s/></text:span><text:span text:style-name="T4_49">a</text:span><text:span text:style-name="T4_50"><text:s/></text:span><text:span text:style-name="T4_51">thing</text:span><text:span text:style-name="T4_52"><text:s/></text:span><text:span text:style-name="T4_53">is</text:span><text:span text:style-name="T4_54"><text:s/></text:span><text:span text:style-name="T4_55">desirable</text:span><text:span text:style-name="T4_56"><text:s/></text:span><text:span text:style-name="T4_57">or</text:span><text:span text:style-name="T4_58"><text:s/></text:span><text:span text:style-name="T4_59">necessary</text:span><text:span text:style-name="T4_60">.<text:s/></text:span><text:span text:style-name="T4_61">Desirable</text:span><text:span text:style-name="T4_62"><text:s/></text:span><text:span text:style-name="T4_63">things</text:span><text:span text:style-name="T4_64"><text:s/></text:span><text:span text:style-name="T4_65">need</text:span><text:span text:style-name="T4_66"><text:s/></text:span><text:span text:style-name="T4_67">not</text:span><text:span text:style-name="T4_68"><text:s/></text:span><text:span text:style-name="T4_69">be</text:span><text:span text:style-name="T4_70"><text:s/></text:span><text:span text:style-name="T4_71">justified</text:span><text:span text:style-name="T4_72"><text:s/>(</text:span><text:span text:style-name="T4_73">although</text:span><text:span text:style-name="T4_74"><text:s/></text:span><text:span text:style-name="T4_75">it</text:span><text:span text:style-name="T4_76"><text:s/></text:span><text:span text:style-name="T4_77">is</text:span><text:span text:style-name="T4_78"><text:s/></text:span><text:span text:style-name="T4_79">the</text:span><text:span text:style-name="T4_80"><text:s/></text:span><text:span text:style-name="T4_81">opinion</text:span><text:span text:style-name="T4_82"><text:s/></text:span><text:span text:style-name="T4_83">of</text:span><text:span text:style-name="T4_84"><text:s/></text:span><text:span text:style-name="T4_85">the</text:span><text:span text:style-name="T4_86"><text:s/></text:span><text:span text:style-name="T4_87">author</text:span><text:span text:style-name="T4_88"><text:s/></text:span><text:span text:style-name="T4_89">that</text:span><text:span text:style-name="T4_90"><text:s/></text:span><text:span text:style-name="T4_91">life</text:span><text:span text:style-name="T4_92"><text:s/></text:span><text:span text:style-name="T4_93">is</text:span><text:span text:style-name="T4_94"><text:s/></text:span><text:span text:style-name="T4_95">more</text:span><text:span text:style-name="T4_96"><text:s/></text:span><text:span text:style-name="T4_97">meaningful</text:span><text:span text:style-name="T4_98"><text:s/></text:span><text:span text:style-name="T4_99">when</text:span><text:span text:style-name="T4_100"><text:s/></text:span><text:span text:style-name="T4_101">they</text:span><text:span text:style-name="T4_102"><text:s/></text:span><text:span text:style-name="T4_103">are</text:span><text:span text:style-name="T4_104">)<text:s/></text:span><text:span text:style-name="T4_105">while</text:span><text:span text:style-name="T4_106"><text:s/></text:span><text:span text:style-name="T4_107">necesites</text:span><text:span text:style-name="T4_108"><text:s/></text:span><text:span text:style-name="T4_109">do</text:span><text:span text:style-name="T4_110">.<text:s/></text:span><text:span text:style-name="T4_111">A</text:span><text:span text:style-name="T4_112"><text:s/></text:span><text:span text:style-name="T4_113">thing</text:span><text:span text:style-name="T4_114"><text:s/></text:span><text:span text:style-name="T4_115">is</text:span><text:span text:style-name="T4_116"><text:s/></text:span><text:span text:style-name="T4_117">necessary</text:span><text:span text:style-name="T4_118"><text:s/></text:span><text:span text:style-name="T4_119">for</text:span><text:span text:style-name="T4_120"><text:s/></text:span><text:span text:style-name="T4_121">one</text:span><text:span text:style-name="T4_122"><text:s/></text:span><text:span text:style-name="T4_123">of</text:span><text:span text:style-name="T4_124"><text:s/></text:span><text:span text:style-name="T4_125">two</text:span><text:span text:style-name="T4_126"><text:s/></text:span><text:span text:style-name="T4_127">reasons</text:span><text:span text:style-name="T4_128">.<text:s/></text:span><text:span text:style-name="T4_129">Either</text:span><text:span text:style-name="T4_130"><text:s/></text:span><text:span text:style-name="T4_131">it</text:span><text:span text:style-name="T4_132"><text:s/></text:span><text:span text:style-name="T4_133">is</text:span><text:span text:style-name="T4_134"><text:s/></text:span><text:span text:style-name="T4_135">required</text:span><text:span text:style-name="T4_136"><text:s/></text:span><text:span text:style-name="T4_137">to</text:span><text:span text:style-name="T4_138"><text:s/></text:span><text:span text:style-name="T4_139">sustain</text:span><text:span text:style-name="T4_140"><text:s/></text:span><text:span text:style-name="T4_141">existence</text:span><text:span text:style-name="T4_142">,<text:s/></text:span><text:span text:style-name="T4_143">or</text:span><text:span text:style-name="T4_144"><text:s/></text:span><text:span text:style-name="T4_145">it</text:span><text:span text:style-name="T4_146"><text:s/></text:span><text:span text:style-name="T4_147">is</text:span><text:span text:style-name="T4_148"><text:s/></text:span><text:span text:style-name="T4_149">needed</text:span><text:span text:style-name="T4_150"><text:s/></text:span><text:span text:style-name="T4_151">to</text:span><text:span text:style-name="T4_152"><text:s/></text:span><text:span text:style-name="T4_153">sustain</text:span><text:span text:style-name="T4_154"><text:s/></text:span><text:span text:style-name="T4_155">or</text:span><text:span text:style-name="T4_156"><text:s/></text:span><text:span text:style-name="T4_157">further</text:span><text:span text:style-name="T4_158"><text:s/></text:span><text:span text:style-name="T4_159">a</text:span><text:span text:style-name="T4_160"><text:s/></text:span><text:span text:style-name="T4_161">desire</text:span><text:span text:style-name="T4_162">.<text:s/></text:span><text:span text:style-name="T4_163">Obviously</text:span><text:span text:style-name="T4_164">,<text:s/></text:span><text:span text:style-name="T4_165">anything</text:span><text:span text:style-name="T4_166"><text:s/></text:span><text:span text:style-name="T4_167">necessary</text:span><text:span text:style-name="T4_168"><text:s/></text:span><text:span text:style-name="T4_169">to</text:span><text:span text:style-name="T4_170"><text:s/></text:span><text:span text:style-name="T4_171">stay</text:span><text:span text:style-name="T4_172"><text:s/></text:span><text:span text:style-name="T4_173">alive</text:span><text:span text:style-name="T4_174"><text:s/></text:span><text:span text:style-name="T4_175">will</text:span><text:span text:style-name="T4_176"><text:s/></text:span><text:span text:style-name="T4_177">take</text:span><text:span text:style-name="T4_178"><text:s/></text:span><text:span text:style-name="T4_179">priority</text:span><text:span text:style-name="T4_180"><text:s/></text:span><text:span text:style-name="T4_181">over</text:span><text:span text:style-name="T4_182"><text:s/></text:span><text:span text:style-name="T4_183">all</text:span><text:span text:style-name="T4_184"><text:s/></text:span><text:span text:style-name="T4_185">other</text:span><text:span text:style-name="T4_186"><text:s/></text:span><text:span text:style-name="T4_187">needs</text:span><text:span text:style-name="T4_188"><text:s/></text:span><text:span text:style-name="T4_189">and</text:span><text:span text:style-name="T4_190"><text:s/></text:span><text:span text:style-name="T4_191">desires</text:span><text:span text:style-name="T4_192">.<text:s/></text:span><text:span text:style-name="T4_193">That</text:span><text:span text:style-name="T4_194"><text:s/></text:span><text:span text:style-name="T4_195">is</text:span><text:span text:style-name="T4_196"><text:s/></text:span><text:span text:style-name="T4_197">the</text:span><text:span text:style-name="T4_198"><text:s/></text:span><text:span text:style-name="T4_199">foundation</text:span><text:span text:style-name="T4_200"><text:s/></text:span><text:span text:style-name="T4_201">of</text:span><text:span text:style-name="T4_202"><text:s/></text:span><text:span text:style-name="T4_203">the</text:span><text:span text:style-name="T4_204"><text:s/></text:span><text:span text:style-name="T4_205">Health</text:span><text:span text:style-name="T4_206"><text:s/></text:span><text:span text:style-name="T4_207">class</text:span><text:span text:style-name="T4_208">.<text:s/></text:span><text:span text:style-name="T4_209">Assuming</text:span><text:span text:style-name="T4_210"><text:s/></text:span><text:span text:style-name="T4_211">all</text:span><text:span text:style-name="T4_212"><text:s/></text:span><text:span text:style-name="T4_213">such</text:span><text:span text:style-name="T4_214"><text:s/></text:span><text:span text:style-name="T4_215">needs</text:span><text:span text:style-name="T4_216"><text:s/></text:span><text:span text:style-name="T4_217">are</text:span><text:span text:style-name="T4_218"><text:s/></text:span><text:span text:style-name="T4_219">met</text:span><text:span text:style-name="T4_220">,<text:s/></text:span><text:span text:style-name="T4_221">HABit</text:span><text:span text:style-name="T4_222"><text:s/></text:span><text:span text:style-name="T4_223">suggests</text:span><text:span text:style-name="T4_224"><text:s/></text:span><text:span text:style-name="T4_225">that</text:span><text:span text:style-name="T4_226"><text:s/></text:span><text:span text:style-name="T4_227">a</text:span><text:span text:style-name="T4_228"><text:s/></text:span><text:span text:style-name="T4_229">person</text:span><text:span text:style-name="T4_230">’</text:span><text:span text:style-name="T4_231">s</text:span><text:span text:style-name="T4_232"><text:s/></text:span><text:span text:style-name="T4_233">only</text:span><text:span text:style-name="T4_234"><text:s/></text:span><text:span text:style-name="T4_235">focus</text:span><text:span text:style-name="T4_236"><text:s/></text:span><text:span text:style-name="T4_237">ought</text:span><text:span text:style-name="T4_238"><text:s/></text:span><text:span text:style-name="T4_239">to</text:span><text:span text:style-name="T4_240"><text:s/></text:span><text:span text:style-name="T4_241">be</text:span><text:span text:style-name="T4_242"><text:s/></text:span><text:span text:style-name="T4_243">his</text:span><text:span text:style-name="T4_244">/</text:span><text:span text:style-name="T4_245">her</text:span><text:span text:style-name="T4_246"><text:s/></text:span><text:span text:style-name="T4_247">desires</text:span><text:span text:style-name="T4_248"><text:s/></text:span><text:span text:style-name="T4_249">or</text:span><text:span text:style-name="T4_250"><text:s/></text:span><text:span text:style-name="T4_251">Ambition</text:span><text:span text:style-name="T4_252">.<text:s/></text:span><text:span text:style-name="T4_253">Whatever</text:span><text:span text:style-name="T4_254"><text:s/></text:span><text:span text:style-name="T4_255">is</text:span><text:span text:style-name="T4_256"><text:s/></text:span><text:span text:style-name="T4_257">required</text:span><text:span text:style-name="T4_258"><text:s/></text:span><text:span text:style-name="T4_259">to</text:span><text:span text:style-name="T4_260"><text:s/></text:span><text:span text:style-name="T4_261">satisfy</text:span><text:span text:style-name="T4_262"><text:s/></text:span><text:span text:style-name="T4_263">necessities</text:span><text:span text:style-name="T4_264"><text:s/></text:span><text:span text:style-name="T4_265">is</text:span><text:span text:style-name="T4_266"><text:s/></text:span><text:span text:style-name="T4_267">Business</text:span><text:span text:style-name="T4_268">.</text:span></text:p>
      <text:p text:style-name="P5"><text:span text:style-name="T5_1">Now</text:span><text:span text:style-name="T5_2"><text:s/></text:span><text:span text:style-name="T5_3">that</text:span><text:span text:style-name="T5_4"><text:s/></text:span><text:span text:style-name="T5_5">the</text:span><text:span text:style-name="T5_6"><text:s/></text:span><text:span text:style-name="T5_7">reasoning</text:span><text:span text:style-name="T5_8"><text:s/></text:span><text:span text:style-name="T5_9">behind</text:span><text:span text:style-name="T5_10"><text:s/></text:span><text:span text:style-name="T5_11">the</text:span><text:span text:style-name="T5_12"><text:s/></text:span><text:span text:style-name="T5_13">architecture</text:span><text:span text:style-name="T5_14"><text:s/></text:span><text:span text:style-name="T5_15">of</text:span><text:span text:style-name="T5_16"><text:s/></text:span><text:span text:style-name="T5_17">HABit</text:span><text:span text:style-name="T5_18"><text:s/></text:span><text:span text:style-name="T5_19">has</text:span><text:span text:style-name="T5_20"><text:s/></text:span><text:span text:style-name="T5_21">been</text:span><text:span text:style-name="T5_22"><text:s/></text:span><text:span text:style-name="T5_23">explained</text:span><text:span text:style-name="T5_24">,<text:s/></text:span><text:span text:style-name="T5_25">an</text:span><text:span text:style-name="T5_26"><text:s/></text:span><text:span text:style-name="T5_27">exploration</text:span><text:span text:style-name="T5_28"><text:s/></text:span><text:span text:style-name="T5_29">of</text:span><text:span text:style-name="T5_30"><text:s/></text:span><text:span text:style-name="T5_31">its</text:span><text:span text:style-name="T5_32"><text:s/></text:span><text:span text:style-name="T5_33">applications</text:span><text:span text:style-name="T5_34"><text:s/></text:span><text:span text:style-name="T5_35">is</text:span><text:span text:style-name="T5_36"><text:s/></text:span><text:span text:style-name="T5_37">in</text:span><text:span text:style-name="T5_38"><text:s/></text:span><text:span text:style-name="T5_39">order</text:span><text:span text:style-name="T5_40">.<text:s/></text:span><text:span text:style-name="T5_41">As</text:span><text:span text:style-name="T5_42"><text:s/></text:span><text:span text:style-name="T5_43">previously</text:span><text:span text:style-name="T5_44"><text:s/></text:span><text:span text:style-name="T5_45">mentioned</text:span><text:span text:style-name="T5_46">,<text:s/></text:span><text:span text:style-name="T5_47">Health</text:span><text:span text:style-name="T5_48"><text:s/></text:span><text:span text:style-name="T5_49">takes</text:span><text:span text:style-name="T5_50"><text:s/></text:span><text:span text:style-name="T5_51">immediate</text:span><text:span text:style-name="T5_52"><text:s/></text:span><text:span text:style-name="T5_53">and</text:span><text:span text:style-name="T5_54"><text:s/></text:span><text:span text:style-name="T5_55">unconditional</text:span><text:span text:style-name="T5_56"><text:s/></text:span><text:span text:style-name="T5_57">priority</text:span><text:span text:style-name="T5_58"><text:s/></text:span><text:span text:style-name="T5_59">at</text:span><text:span text:style-name="T5_60"><text:s/></text:span><text:span text:style-name="T5_61">all</text:span><text:span text:style-name="T5_62"><text:s/></text:span><text:span text:style-name="T5_63">times</text:span><text:span text:style-name="T5_64"><text:s/></text:span><text:span text:style-name="T5_65">lest</text:span><text:span text:style-name="T5_66"><text:s/></text:span><text:span text:style-name="T5_67">the</text:span><text:span text:style-name="T5_68"><text:s/></text:span><text:span text:style-name="T5_69">rest</text:span><text:span text:style-name="T5_70"><text:s/></text:span><text:span text:style-name="T5_71">of</text:span><text:span text:style-name="T5_72"><text:s/></text:span><text:span text:style-name="T5_73">this</text:span><text:span text:style-name="T5_74"><text:s/></text:span><text:span text:style-name="T5_75">document</text:span><text:span text:style-name="T5_76"><text:s/></text:span><text:span text:style-name="T5_77">be</text:span><text:span text:style-name="T5_78"><text:s/></text:span><text:span text:style-name="T5_79">useless</text:span><text:span text:style-name="T5_80">.<text:s/></text:span><text:span text:style-name="T5_81">In</text:span><text:span text:style-name="T5_82"><text:s/></text:span><text:span text:style-name="T5_83">the</text:span><text:span text:style-name="T5_84"><text:s/></text:span><text:span text:style-name="T5_85">big</text:span><text:span text:style-name="T5_86"><text:s/></text:span><text:span text:style-name="T5_87">picture</text:span><text:span text:style-name="T5_88">,<text:s/></text:span><text:span text:style-name="T5_89">a</text:span><text:span text:style-name="T5_90"><text:s/></text:span><text:span text:style-name="T5_91">person</text:span><text:span text:style-name="T5_92">’</text:span><text:span text:style-name="T5_93">s</text:span><text:span text:style-name="T5_94"><text:s/></text:span><text:span text:style-name="T5_95">Ambition</text:span><text:span text:style-name="T5_96"><text:s/></text:span><text:span text:style-name="T5_97">ought</text:span><text:span text:style-name="T5_98"><text:s/></text:span><text:span text:style-name="T5_99">to</text:span><text:span text:style-name="T5_100"><text:s/></text:span><text:span text:style-name="T5_101">dictate</text:span><text:span text:style-name="T5_102"><text:s/></text:span><text:span text:style-name="T5_103">their</text:span><text:span text:style-name="T5_104"><text:s/></text:span><text:span text:style-name="T5_105">Business</text:span><text:span text:style-name="T5_106">,<text:s/></text:span><text:span text:style-name="T5_107">but</text:span><text:span text:style-name="T5_108"><text:s/></text:span><text:span text:style-name="T5_109">at</text:span><text:span text:style-name="T5_110"><text:s/></text:span><text:span text:style-name="T5_111">small</text:span><text:span text:style-name="T5_112"><text:s/></text:span><text:span text:style-name="T5_113">scale</text:span><text:span text:style-name="T5_114">,<text:s/></text:span><text:span text:style-name="T5_115">Business</text:span><text:span text:style-name="T5_116"><text:s/></text:span><text:span text:style-name="T5_117">should</text:span><text:span text:style-name="T5_118"><text:s/></text:span><text:span text:style-name="T5_119">take</text:span><text:span text:style-name="T5_120"><text:s/></text:span><text:span text:style-name="T5_121">priority</text:span><text:span text:style-name="T5_122"><text:s/></text:span><text:span text:style-name="T5_123">over</text:span><text:span text:style-name="T5_124"><text:s/></text:span><text:span text:style-name="T5_125">Ambition</text:span><text:span text:style-name="T5_126">.<text:s/></text:span><text:span text:style-name="T5_127">The</text:span><text:span text:style-name="T5_128"><text:s/></text:span><text:span text:style-name="T5_129">reasoning</text:span><text:span text:style-name="T5_130"><text:s/></text:span><text:span text:style-name="T5_131">behind</text:span><text:span text:style-name="T5_132"><text:s/></text:span><text:span text:style-name="T5_133">this</text:span><text:span text:style-name="T5_134"><text:s/></text:span><text:span text:style-name="T5_135">is</text:span><text:span text:style-name="T5_136"><text:s/></text:span><text:span text:style-name="T5_137">simple</text:span><text:span text:style-name="T5_138">.<text:s/></text:span><text:span text:style-name="T5_139">Those</text:span><text:span text:style-name="T5_140"><text:s/></text:span><text:span text:style-name="T5_141">non</text:span><text:span text:style-name="T5_142">-</text:span><text:span text:style-name="T5_143">trivial</text:span><text:span text:style-name="T5_144">,<text:s/></text:span><text:span text:style-name="T5_145">long</text:span><text:span text:style-name="T5_146">-</text:span><text:span text:style-name="T5_147">term</text:span><text:span text:style-name="T5_148"><text:s/></text:span><text:span text:style-name="T5_149">desires</text:span><text:span text:style-name="T5_150"><text:s/></text:span><text:span text:style-name="T5_151">are</text:span><text:span text:style-name="T5_152"><text:s/></text:span><text:span text:style-name="T5_153">what</text:span><text:span text:style-name="T5_154"><text:s/></text:span><text:span text:style-name="T5_155">John</text:span><text:span text:style-name="T5_156"><text:s/></text:span><text:span text:style-name="T5_157">Stuart</text:span><text:span text:style-name="T5_158"><text:s/></text:span><text:span text:style-name="T5_159">Mill</text:span><text:span text:style-name="T5_160"><text:s/></text:span><text:span text:style-name="T5_161">would</text:span><text:span text:style-name="T5_162"><text:s/></text:span><text:span text:style-name="T5_163">call</text:span><text:span text:style-name="T5_164"><text:s/>“</text:span><text:span text:style-name="T5_165">higher</text:span><text:span text:style-name="T5_166"><text:s/></text:span><text:span text:style-name="T5_167">pleasures</text:span><text:span text:style-name="T5_168">”.<text:s/></text:span><text:span text:style-name="T5_169">They</text:span><text:span text:style-name="T5_170"><text:s/></text:span><text:span text:style-name="T5_171">are</text:span><text:span text:style-name="T5_172"><text:s/></text:span><text:span text:style-name="T5_173">typically</text:span><text:span text:style-name="T5_174"><text:s/></text:span><text:span text:style-name="T5_175">not</text:span><text:span text:style-name="T5_176"><text:s/></text:span><text:span text:style-name="T5_177">easy</text:span><text:span text:style-name="T5_178"><text:s/></text:span><text:span text:style-name="T5_179">or</text:span><text:span text:style-name="T5_180"><text:s/></text:span><text:span text:style-name="T5_181">instantly</text:span><text:span text:style-name="T5_182"><text:s/></text:span><text:span text:style-name="T5_183">gratified</text:span><text:span text:style-name="T5_184">,<text:s/></text:span><text:span text:style-name="T5_185">but</text:span><text:span text:style-name="T5_186"><text:s/></text:span><text:span text:style-name="T5_187">their</text:span><text:span text:style-name="T5_188"><text:s/></text:span><text:span text:style-name="T5_189">accomplishment</text:span><text:span text:style-name="T5_190"><text:s/></text:span><text:span text:style-name="T5_191">offers</text:span><text:span text:style-name="T5_192"><text:s/></text:span><text:span text:style-name="T5_193">the</text:span><text:span text:style-name="T5_194"><text:s/></text:span><text:span text:style-name="T5_195">kind</text:span><text:span text:style-name="T5_196"><text:s/></text:span><text:span text:style-name="T5_197">of</text:span><text:span text:style-name="T5_198"><text:s/></text:span><text:span text:style-name="T5_199">pride</text:span><text:span text:style-name="T5_200"><text:s/></text:span><text:span text:style-name="T5_201">and</text:span><text:span text:style-name="T5_202"><text:s/></text:span><text:span text:style-name="T5_203">achievement</text:span><text:span text:style-name="T5_204"><text:s/></text:span><text:span text:style-name="T5_205">that</text:span><text:span text:style-name="T5_206"><text:s/></text:span><text:span text:style-name="T5_207">can</text:span><text:span text:style-name="T5_208"><text:s/></text:span><text:span text:style-name="T5_209">contribute</text:span><text:span text:style-name="T5_210"><text:s/></text:span><text:span text:style-name="T5_211">to</text:span><text:span text:style-name="T5_212"><text:s/></text:span><text:span text:style-name="T5_213">the</text:span><text:span text:style-name="T5_214"><text:s/></text:span><text:span text:style-name="T5_215">sense</text:span><text:span text:style-name="T5_216"><text:s/></text:span><text:span text:style-name="T5_217">of</text:span><text:span text:style-name="T5_218"><text:s/></text:span><text:span text:style-name="T5_219">purpose</text:span><text:span text:style-name="T5_220"><text:s/></text:span><text:span text:style-name="T5_221">many</text:span><text:span text:style-name="T5_222"><text:s/></text:span><text:span text:style-name="T5_223">seek</text:span><text:span text:style-name="T5_224">.<text:s/></text:span><text:span text:style-name="T5_225">That</text:span><text:span text:style-name="T5_226"><text:s/></text:span><text:span text:style-name="T5_227">purpose</text:span><text:span text:style-name="T5_228"><text:s/></text:span><text:span text:style-name="T5_229">gives</text:span><text:span text:style-name="T5_230"><text:s/></text:span><text:span text:style-name="T5_231">meaning</text:span><text:span text:style-name="T5_232"><text:s/></text:span><text:span text:style-name="T5_233">to</text:span><text:span text:style-name="T5_234"><text:s/></text:span><text:span text:style-name="T5_235">life</text:span><text:span text:style-name="T5_236"><text:s/></text:span><text:span text:style-name="T5_237">and</text:span><text:span text:style-name="T5_238"><text:s/></text:span><text:span text:style-name="T5_239">the</text:span><text:span text:style-name="T5_240"><text:s/></text:span><text:span text:style-name="T5_241">resulting</text:span><text:span text:style-name="T5_242"><text:s/></text:span><text:span text:style-name="T5_243">ikigai</text:span><text:span text:style-name="T5_244"><text:s/></text:span><text:span text:style-name="T5_245">can</text:span><text:span text:style-name="T5_246"><text:s/></text:span><text:span text:style-name="T5_247">extend</text:span><text:span text:style-name="T5_248"><text:s/></text:span><text:span text:style-name="T5_249">the</text:span><text:span text:style-name="T5_250"><text:s/></text:span><text:span text:style-name="T5_251">life</text:span><text:span text:style-name="T5_252"><text:s/></text:span><text:span text:style-name="T5_253">and</text:span><text:span text:style-name="T5_254"><text:s/></text:span><text:span text:style-name="T5_255">productivity</text:span><text:span text:style-name="T5_256"><text:s/></text:span><text:span text:style-name="T5_257">of</text:span><text:span text:style-name="T5_258"><text:s/></text:span><text:span text:style-name="T5_259">an</text:span><text:span text:style-name="T5_260"><text:s/></text:span><text:span text:style-name="T5_261">individual</text:span><text:span text:style-name="T5_262">.</text:span><text:span text:style-name="T5_263"><text:note text:note-class="footnote"><text:note-citation/><text:note-body><text:p text:style-name="P6"><text:span text:style-name="T6_1"><text:s/></text:span><text:span text:style-name="T6_2"><text:a xlink:type="simple" xlink:href="http://en.wikipedia.org/wiki/Ikigai"><text:span text:style-name="T6_3">http</text:span></text:a></text:span><text:span text:style-name="T6_4"><text:a xlink:type="simple" xlink:href="http://en.wikipedia.org/wiki/Ikigai"><text:span text:style-name="T6_5">://</text:span></text:a></text:span><text:span text:style-name="T6_6"><text:a xlink:type="simple" xlink:href="http://en.wikipedia.org/wiki/Ikigai"><text:span text:style-name="T6_7">en</text:span></text:a></text:span><text:span text:style-name="T6_8"><text:a xlink:type="simple" xlink:href="http://en.wikipedia.org/wiki/Ikigai"><text:span text:style-name="T6_9">.</text:span></text:a></text:span><text:span text:style-name="T6_10"><text:a xlink:type="simple" xlink:href="http://en.wikipedia.org/wiki/Ikigai"><text:span text:style-name="T6_11">wikipedia</text:span></text:a></text:span><text:span text:style-name="T6_12"><text:a xlink:type="simple" xlink:href="http://en.wikipedia.org/wiki/Ikigai"><text:span text:style-name="T6_13">.</text:span></text:a></text:span><text:span text:style-name="T6_14"><text:a xlink:type="simple" xlink:href="http://en.wikipedia.org/wiki/Ikigai"><text:span text:style-name="T6_15">org</text:span></text:a></text:span><text:span text:style-name="T6_16"><text:a xlink:type="simple" xlink:href="http://en.wikipedia.org/wiki/Ikigai"><text:span text:style-name="T6_17">/</text:span></text:a></text:span><text:span text:style-name="T6_18"><text:a xlink:type="simple" xlink:href="http://en.wikipedia.org/wiki/Ikigai"><text:span text:style-name="T6_19">wiki</text:span></text:a></text:span><text:span text:style-name="T6_20"><text:a xlink:type="simple" xlink:href="http://en.wikipedia.org/wiki/Ikigai"><text:span text:style-name="T6_21">/</text:span></text:a></text:span><text:span text:style-name="T6_22"><text:a xlink:type="simple" xlink:href="http://en.wikipedia.org/wiki/Ikigai"><text:span text:style-name="T6_23">Ikigai</text:span></text:a></text:span></text:p></text:note-body></text:note></text:span></text:p>
      <text:p text:style-name="P7"><text:span text:style-name="T7_1"><text:tab/></text:span><text:span text:style-name="T7_2">When</text:span><text:span text:style-name="T7_3"><text:s/></text:span><text:span text:style-name="T7_4">using</text:span><text:span text:style-name="T7_5"><text:s/></text:span><text:span text:style-name="T7_6">the</text:span><text:span text:style-name="T7_7"><text:s/></text:span><text:span text:style-name="T7_8">HABit</text:span><text:span text:style-name="T7_9"><text:s/></text:span><text:span text:style-name="T7_10">scheme</text:span><text:span text:style-name="T7_11">,<text:s/></text:span><text:span text:style-name="T7_12">planning</text:span><text:span text:style-name="T7_13"><text:s/></text:span><text:span text:style-name="T7_14">is</text:span><text:span text:style-name="T7_15"><text:s/></text:span><text:span text:style-name="T7_16">paramount</text:span><text:span text:style-name="T7_17">.<text:s/></text:span><text:span text:style-name="T7_18">Users</text:span><text:span text:style-name="T7_19"><text:s/></text:span><text:span text:style-name="T7_20">should</text:span><text:span text:style-name="T7_21"><text:s/></text:span><text:span text:style-name="T7_22">periodically</text:span><text:span text:style-name="T7_23"><text:s/></text:span><text:span text:style-name="T7_24">review</text:span><text:span text:style-name="T7_25"><text:s/></text:span><text:span text:style-name="T7_26">their</text:span><text:span text:style-name="T7_27"><text:s/></text:span><text:span text:style-name="T7_28">implementation</text:span><text:span text:style-name="T7_29"><text:s/></text:span><text:span text:style-name="T7_30">of</text:span><text:span text:style-name="T7_31"><text:s/></text:span><text:span text:style-name="T7_32">HABit</text:span><text:span text:style-name="T7_33"><text:s/></text:span><text:span text:style-name="T7_34">and</text:span><text:span text:style-name="T7_35"><text:s/></text:span><text:span text:style-name="T7_36">determine</text:span><text:span text:style-name="T7_37"><text:s/></text:span><text:span text:style-name="T7_38">how</text:span><text:span text:style-name="T7_39"><text:s/></text:span><text:span text:style-name="T7_40">to</text:span><text:span text:style-name="T7_41"><text:s/></text:span><text:span text:style-name="T7_42">better</text:span><text:span text:style-name="T7_43"><text:s/></text:span><text:span text:style-name="T7_44">apply</text:span><text:span text:style-name="T7_45"><text:s/></text:span><text:span text:style-name="T7_46">it</text:span><text:span text:style-name="T7_47">.<text:s/></text:span><text:span text:style-name="T7_48">In</text:span><text:span text:style-name="T7_49"><text:s/></text:span><text:span text:style-name="T7_50">this</text:span><text:span text:style-name="T7_51"><text:s/></text:span><text:span text:style-name="T7_52">way</text:span><text:span text:style-name="T7_53">,<text:s/></text:span><text:span text:style-name="T7_54">improvements</text:span><text:span text:style-name="T7_55"><text:s/></text:span><text:span text:style-name="T7_56">will</text:span><text:span text:style-name="T7_57"><text:s/></text:span><text:span text:style-name="T7_58">be</text:span><text:span text:style-name="T7_59"><text:s/></text:span><text:span text:style-name="T7_60">made</text:span><text:span text:style-name="T7_61"><text:s/></text:span><text:span text:style-name="T7_62">until</text:span><text:span text:style-name="T7_63"><text:s/></text:span><text:span text:style-name="T7_64">HABit</text:span><text:span text:style-name="T7_65"><text:s/></text:span><text:span text:style-name="T7_66">is</text:span><text:span text:style-name="T7_67"><text:s/></text:span><text:span text:style-name="T7_68">perfected</text:span><text:span text:style-name="T7_69">.<text:s/></text:span><text:span text:style-name="T7_70">The</text:span><text:span text:style-name="T7_71"><text:s/></text:span><text:span text:style-name="T7_72">Open</text:span><text:span text:style-name="T7_73"><text:s/></text:span><text:span text:style-name="T7_74">Source</text:span><text:span text:style-name="T7_75"><text:s/></text:span><text:span text:style-name="T7_76">methodology</text:span><text:span text:style-name="T7_77"><text:s/></text:span><text:span text:style-name="T7_78">is</text:span><text:span text:style-name="T7_79"><text:s/></text:span><text:span text:style-name="T7_80">not</text:span><text:span text:style-name="T7_81"><text:s/></text:span><text:span text:style-name="T7_82">only</text:span><text:span text:style-name="T7_83"><text:s/></text:span><text:span text:style-name="T7_84">applicable</text:span><text:span text:style-name="T7_85"><text:s/></text:span><text:span text:style-name="T7_86">to</text:span><text:span text:style-name="T7_87"><text:s/></text:span><text:span text:style-name="T7_88">software</text:span><text:span text:style-name="T7_89"><text:s/></text:span><text:span text:style-name="T7_90">development</text:span><text:span text:style-name="T7_91">,<text:s/></text:span><text:span text:style-name="T7_92">and</text:span><text:span text:style-name="T7_93"><text:s/></text:span><text:span text:style-name="T7_94">it</text:span><text:span text:style-name="T7_95"><text:s/></text:span><text:span text:style-name="T7_96">is</text:span><text:span text:style-name="T7_97"><text:s/></text:span><text:span text:style-name="T7_98">the</text:span><text:span text:style-name="T7_99"><text:s/></text:span><text:span text:style-name="T7_100">full</text:span><text:span text:style-name="T7_101"><text:s/></text:span><text:span text:style-name="T7_102">intention</text:span><text:span text:style-name="T7_103"><text:s/></text:span><text:span text:style-name="T7_104">of</text:span><text:span text:style-name="T7_105"><text:s/></text:span><text:span text:style-name="T7_106">the</text:span><text:span text:style-name="T7_107"><text:s/></text:span><text:span text:style-name="T7_108">author</text:span><text:span text:style-name="T7_109"><text:s/></text:span><text:span text:style-name="T7_110">that</text:span><text:span text:style-name="T7_111"><text:s/></text:span><text:span text:style-name="T7_112">it</text:span><text:span text:style-name="T7_113"><text:s/></text:span><text:span text:style-name="T7_114">be</text:span><text:span text:style-name="T7_115"><text:s/></text:span><text:span text:style-name="T7_116">applied</text:span><text:span text:style-name="T7_117"><text:s/></text:span><text:span text:style-name="T7_118">to</text:span><text:span text:style-name="T7_119"><text:s/></text:span><text:span text:style-name="T7_120">HABit</text:span><text:span text:style-name="T7_121">.<text:s/></text:span><text:span text:style-name="T7_122">Nobody</text:span><text:span text:style-name="T7_123"><text:s/></text:span><text:span text:style-name="T7_124">is</text:span><text:span text:style-name="T7_125"><text:s/></text:span><text:span text:style-name="T7_126">as</text:span><text:span text:style-name="T7_127"><text:s/></text:span><text:span text:style-name="T7_128">smart</text:span><text:span text:style-name="T7_129"><text:s/></text:span><text:span text:style-name="T7_130">as</text:span><text:span text:style-name="T7_131"><text:s/></text:span><text:span text:style-name="T7_132">everybody</text:span><text:span text:style-name="T7_133">.</text:span></text:p>
      <text:p text:style-name="P8"/>
      <text:h text:style-name="P9" text:outline-level="10"><text:bookmark-start text:name="h.42vmhsy4v0ua"/><text:bookmark-end text:name="h.42vmhsy4v0ua"/><text:span text:style-name="T9_1">Health</text:span></text:h>
      <text:p text:style-name="P10"><text:span text:style-name="T10_1"><text:tab/></text:span><text:span text:style-name="T10_2">Sleep</text:span><text:span text:style-name="T10_3"><text:s/></text:span><text:span text:style-name="T10_4">is</text:span><text:span text:style-name="T10_5"><text:s/></text:span><text:span text:style-name="T10_6">the</text:span><text:span text:style-name="T10_7"><text:s/></text:span><text:span text:style-name="T10_8">cousin</text:span><text:span text:style-name="T10_9"><text:s/></text:span><text:span text:style-name="T10_10">of</text:span><text:span text:style-name="T10_11"><text:s/></text:span><text:span text:style-name="T10_12">death</text:span><text:span text:style-name="T10_13">,<text:s/></text:span><text:span text:style-name="T10_14">and</text:span><text:span text:style-name="T10_15"><text:s/></text:span><text:span text:style-name="T10_16">dreaming</text:span><text:span text:style-name="T10_17"><text:s/></text:span><text:span text:style-name="T10_18">is</text:span><text:span text:style-name="T10_19"><text:s/></text:span><text:span text:style-name="T10_20">the</text:span><text:span text:style-name="T10_21"><text:s/></text:span><text:span text:style-name="T10_22">only</text:span><text:span text:style-name="T10_23"><text:s/></text:span><text:span text:style-name="T10_24">reason</text:span><text:span text:style-name="T10_25"><text:s/></text:span><text:span text:style-name="T10_26">they</text:span><text:span text:style-name="T10_27"><text:s/></text:span><text:span text:style-name="T10_28">aren</text:span><text:span text:style-name="T10_29">’</text:span><text:span text:style-name="T10_30">t</text:span><text:span text:style-name="T10_31"><text:s/></text:span><text:span text:style-name="T10_32">brothers</text:span><text:span text:style-name="T10_33">.<text:s/></text:span><text:span text:style-name="T10_34">So</text:span><text:span text:style-name="T10_35">,<text:s/></text:span><text:span text:style-name="T10_36">upon</text:span><text:span text:style-name="T10_37"><text:s/></text:span><text:span text:style-name="T10_38">awakening</text:span><text:span text:style-name="T10_39">,<text:s/></text:span><text:span text:style-name="T10_40">treat</text:span><text:span text:style-name="T10_41"><text:s/></text:span><text:span text:style-name="T10_42">the</text:span><text:span text:style-name="T10_43"><text:s/></text:span><text:span text:style-name="T10_44">new</text:span><text:span text:style-name="T10_45"><text:s/></text:span><text:span text:style-name="T10_46">day</text:span><text:span text:style-name="T10_47"><text:s/></text:span><text:span text:style-name="T10_48">as</text:span><text:span text:style-name="T10_49"><text:s/></text:span><text:span text:style-name="T10_50">a</text:span><text:span text:style-name="T10_51"><text:s/></text:span><text:span text:style-name="T10_52">new</text:span><text:span text:style-name="T10_53"><text:s/></text:span><text:span text:style-name="T10_54">life</text:span><text:span text:style-name="T10_55">.<text:s/></text:span><text:span text:style-name="T10_56">HABit</text:span><text:span text:style-name="T10_57"><text:s/></text:span><text:span text:style-name="T10_58">prioritizes</text:span><text:span text:style-name="T10_59"><text:s/></text:span><text:span text:style-name="T10_60">Health</text:span><text:span text:style-name="T10_61"><text:s/></text:span><text:span text:style-name="T10_62">with</text:span><text:span text:style-name="T10_63"><text:s/></text:span><text:span text:style-name="T10_64">urgency</text:span><text:span text:style-name="T10_65">.<text:s/></text:span><text:span text:style-name="T10_66">In</text:span><text:span text:style-name="T10_67"><text:s/></text:span><text:span text:style-name="T10_68">an</text:span><text:span text:style-name="T10_69"><text:s/></text:span><text:span text:style-name="T10_70">attempt</text:span><text:span text:style-name="T10_71"><text:s/></text:span><text:span text:style-name="T10_72">to</text:span><text:span text:style-name="T10_73"><text:s/></text:span><text:span text:style-name="T10_74">remain</text:span><text:span text:style-name="T10_75"><text:s/></text:span><text:span text:style-name="T10_76">generic</text:span><text:span text:style-name="T10_77"><text:s/></text:span><text:span text:style-name="T10_78">and</text:span><text:span text:style-name="T10_79"><text:s/></text:span><text:span text:style-name="T10_80">universal</text:span><text:span text:style-name="T10_81">,<text:s/></text:span><text:span text:style-name="T10_82">this</text:span><text:span text:style-name="T10_83"><text:s/></text:span><text:span text:style-name="T10_84">class</text:span><text:span text:style-name="T10_85"><text:s/></text:span><text:span text:style-name="T10_86">does</text:span><text:span text:style-name="T10_87"><text:s/></text:span><text:span text:style-name="T10_88">not</text:span><text:span text:style-name="T10_89"><text:s/></text:span><text:span text:style-name="T10_90">dictate</text:span><text:span text:style-name="T10_91"><text:s/></text:span><text:span text:style-name="T10_92">any</text:span><text:span text:style-name="T10_93"><text:s/></text:span><text:span text:style-name="T10_94">specific</text:span><text:span text:style-name="T10_95"><text:s/></text:span><text:span text:style-name="T10_96">action</text:span><text:span text:style-name="T10_97">.<text:s/></text:span><text:span text:style-name="T10_98">Instead</text:span><text:span text:style-name="T10_99">,<text:s/></text:span><text:span text:style-name="T10_100">prioritizing</text:span><text:span text:style-name="T10_101"><text:s/></text:span><text:span text:style-name="T10_102">Health</text:span><text:span text:style-name="T10_103"><text:s/></text:span><text:span text:style-name="T10_104">means</text:span><text:span text:style-name="T10_105"><text:s/></text:span><text:span text:style-name="T10_106">investigating</text:span><text:span text:style-name="T10_107"><text:s/></text:span><text:span text:style-name="T10_108">and</text:span><text:span text:style-name="T10_109"><text:s/></text:span><text:span text:style-name="T10_110">employing</text:span><text:span text:style-name="T10_111"><text:s/></text:span><text:span text:style-name="T10_112">the</text:span><text:span text:style-name="T10_113"><text:s/></text:span><text:span text:style-name="T10_114">best</text:span><text:span text:style-name="T10_115"><text:s/></text:span><text:span text:style-name="T10_116">known</text:span><text:span text:style-name="T10_117"><text:s/></text:span><text:span text:style-name="T10_118">practices</text:span><text:span text:style-name="T10_119"><text:s/></text:span><text:span text:style-name="T10_120">for</text:span><text:span text:style-name="T10_121"><text:s/></text:span><text:span text:style-name="T10_122">improving</text:span><text:span text:style-name="T10_123"><text:s/></text:span><text:span text:style-name="T10_124">longevity</text:span><text:span text:style-name="T10_125">.<text:s/></text:span><text:span text:style-name="T10_126">For</text:span><text:span text:style-name="T10_127"><text:s/></text:span><text:span text:style-name="T10_128">example</text:span><text:span text:style-name="T10_129">,<text:s/></text:span><text:span text:style-name="T10_130">rather</text:span><text:span text:style-name="T10_131"><text:s/></text:span><text:span text:style-name="T10_132">than</text:span><text:span text:style-name="T10_133"><text:s/>“</text:span><text:span text:style-name="T10_134">When</text:span><text:span text:style-name="T10_135"><text:s/></text:span><text:span text:style-name="T10_136">you</text:span><text:span text:style-name="T10_137"><text:s/></text:span><text:span text:style-name="T10_138">wake</text:span><text:span text:style-name="T10_139"><text:s/></text:span><text:span text:style-name="T10_140">up</text:span><text:span text:style-name="T10_141">,<text:s/></text:span><text:span text:style-name="T10_142">always</text:span><text:span text:style-name="T10_143"><text:s/></text:span><text:span text:style-name="T10_144">eat</text:span><text:span text:style-name="T10_145"><text:s/></text:span><text:span text:style-name="T10_146">breakfast</text:span><text:span text:style-name="T10_147">.”,<text:s/></text:span><text:span text:style-name="T10_148">expect</text:span><text:span text:style-name="T10_149"><text:s/></text:span><text:span text:style-name="T10_150">something</text:span><text:span text:style-name="T10_151"><text:s/></text:span><text:span text:style-name="T10_152">more</text:span><text:span text:style-name="T10_153"><text:s/></text:span><text:span text:style-name="T10_154">along</text:span><text:span text:style-name="T10_155"><text:s/></text:span><text:span text:style-name="T10_156">the</text:span><text:span text:style-name="T10_157"><text:s/></text:span><text:span text:style-name="T10_158">lines</text:span><text:span text:style-name="T10_159"><text:s/></text:span><text:span text:style-name="T10_160">of</text:span><text:span text:style-name="T10_161">:<text:s/>“</text:span><text:span text:style-name="T10_162">When</text:span><text:span text:style-name="T10_163"><text:s/></text:span><text:span text:style-name="T10_164">you</text:span><text:span text:style-name="T10_165"><text:s/></text:span><text:span text:style-name="T10_166">wake</text:span><text:span text:style-name="T10_167"><text:s/></text:span><text:span text:style-name="T10_168">up</text:span><text:span text:style-name="T10_169">,<text:s/></text:span><text:span text:style-name="T10_170">determine</text:span><text:span text:style-name="T10_171"><text:s/></text:span><text:span text:style-name="T10_172">what</text:span><text:span text:style-name="T10_173"><text:s/></text:span><text:span text:style-name="T10_174">maintenance</text:span><text:span text:style-name="T10_175"><text:s/></text:span><text:span text:style-name="T10_176">your</text:span><text:span text:style-name="T10_177"><text:s/></text:span><text:span text:style-name="T10_178">mind</text:span><text:span text:style-name="T10_179"><text:s/></text:span><text:span text:style-name="T10_180">and</text:span><text:span text:style-name="T10_181"><text:s/></text:span><text:span text:style-name="T10_182">body</text:span><text:span text:style-name="T10_183"><text:s/></text:span><text:span text:style-name="T10_184">needs</text:span><text:span text:style-name="T10_185"><text:s/></text:span><text:span text:style-name="T10_186">and</text:span><text:span text:style-name="T10_187"><text:s/></text:span><text:span text:style-name="T10_188">plan</text:span><text:span text:style-name="T10_189"><text:s/></text:span><text:span text:style-name="T10_190">your</text:span><text:span text:style-name="T10_191"><text:s/></text:span><text:span text:style-name="T10_192">day</text:span><text:span text:style-name="T10_193"><text:s/></text:span><text:span text:style-name="T10_194">around</text:span><text:span text:style-name="T10_195"><text:s/></text:span><text:span text:style-name="T10_196">how</text:span><text:span text:style-name="T10_197"><text:s/></text:span><text:span text:style-name="T10_198">you</text:span><text:span text:style-name="T10_199"><text:s/></text:span><text:span text:style-name="T10_200">will</text:span><text:span text:style-name="T10_201"><text:s/></text:span><text:span text:style-name="T10_202">meet</text:span><text:span text:style-name="T10_203"><text:s/></text:span><text:span text:style-name="T10_204">those</text:span><text:span text:style-name="T10_205"><text:s/></text:span><text:span text:style-name="T10_206">needs</text:span><text:span text:style-name="T10_207">.”<text:s/></text:span><text:span text:style-name="T10_208">Remember</text:span><text:span text:style-name="T10_209">,<text:s/></text:span><text:span text:style-name="T10_210">Health</text:span><text:span text:style-name="T10_211"><text:s/></text:span><text:span text:style-name="T10_212">is</text:span><text:span text:style-name="T10_213"><text:s/></text:span><text:span text:style-name="T10_214">second</text:span><text:span text:style-name="T10_215"><text:s/></text:span><text:span text:style-name="T10_216">to</text:span><text:span text:style-name="T10_217"><text:s/></text:span><text:span text:style-name="T10_218">nothing</text:span><text:span text:style-name="T10_219">,<text:s/></text:span><text:span text:style-name="T10_220">ever</text:span><text:span text:style-name="T10_221">.</text:span></text:p>
      <text:p text:style-name="P11"/>
      <text:p text:style-name="P12"><text:span text:style-name="T12_1">When</text:span><text:span text:style-name="T12_2"><text:s/></text:span><text:span text:style-name="T12_3">considering</text:span><text:span text:style-name="T12_4"><text:s/></text:span><text:span text:style-name="T12_5">this</text:span><text:span text:style-name="T12_6"><text:s/></text:span><text:span text:style-name="T12_7">class</text:span><text:span text:style-name="T12_8">,<text:s/></text:span><text:span text:style-name="T12_9">consider</text:span><text:span text:style-name="T12_10"><text:s/></text:span><text:span text:style-name="T12_11">matters</text:span><text:span text:style-name="T12_12"><text:s/></text:span><text:span text:style-name="T12_13">such</text:span><text:span text:style-name="T12_14"><text:s/></text:span><text:span text:style-name="T12_15">as</text:span><text:span text:style-name="T12_16">:</text:span></text:p>
      <text:list text:style-name="LS1" xml:id="list0">
        <text:list-item>
          <text:p text:style-name="P13"><text:span text:style-name="T13_1">What</text:span><text:span text:style-name="T13_2">,<text:s/></text:span><text:span text:style-name="T13_3">when</text:span><text:span text:style-name="T13_4">,<text:s/></text:span><text:span text:style-name="T13_5">where</text:span><text:span text:style-name="T13_6">,<text:s/></text:span><text:span text:style-name="T13_7">and</text:span><text:span text:style-name="T13_8"><text:s/></text:span><text:span text:style-name="T13_9">how</text:span><text:span text:style-name="T13_10"><text:s/></text:span><text:span text:style-name="T13_11">should</text:span><text:span text:style-name="T13_12"><text:s/></text:span><text:span text:style-name="T13_13">I</text:span><text:span text:style-name="T13_14"><text:s/></text:span><text:span text:style-name="T13_15">eat</text:span><text:span text:style-name="T13_16">,<text:s/></text:span><text:span text:style-name="T13_17">sleep</text:span><text:span text:style-name="T13_18">,<text:s/></text:span><text:span text:style-name="T13_19">bathe</text:span><text:span text:style-name="T13_20">,<text:s/></text:span><text:span text:style-name="T13_21">exercise</text:span><text:span text:style-name="T13_22">,<text:s/></text:span><text:span text:style-name="T13_23">and</text:span><text:span text:style-name="T13_24"><text:s/></text:span><text:span text:style-name="T13_25">dress</text:span><text:span text:style-name="T13_26">?<text:s/></text:span><text:span text:style-name="T13_27">Why</text:span><text:span text:style-name="T13_28">?</text:span></text:p>
        </text:list-item>
        <text:list-item>
          <text:p text:style-name="P14"><text:span text:style-name="T14_1">What</text:span><text:span text:style-name="T14_2"><text:s/></text:span><text:span text:style-name="T14_3">tools</text:span><text:span text:style-name="T14_4"><text:s/></text:span><text:span text:style-name="T14_5">and</text:span><text:span text:style-name="T14_6"><text:s/></text:span><text:span text:style-name="T14_7">practices</text:span><text:span text:style-name="T14_8"><text:s/></text:span><text:span text:style-name="T14_9">will</text:span><text:span text:style-name="T14_10"><text:s/></text:span><text:span text:style-name="T14_11">optimize</text:span><text:span text:style-name="T14_12"><text:s/></text:span><text:span text:style-name="T14_13">the</text:span><text:span text:style-name="T14_14"><text:s/></text:span><text:span text:style-name="T14_15">way</text:span><text:span text:style-name="T14_16"><text:s/></text:span><text:span text:style-name="T14_17">I</text:span><text:span text:style-name="T14_18"><text:s/></text:span><text:span text:style-name="T14_19">maintain</text:span><text:span text:style-name="T14_20"><text:s/></text:span><text:span text:style-name="T14_21">myself</text:span><text:span text:style-name="T14_22">?</text:span><text:span text:style-name="T14_23"><text:note text:note-class="footnote"><text:note-citation/><text:note-body><text:p text:style-name="P15"><text:span text:style-name="T15_1"><text:s/></text:span><text:span text:style-name="T15_2"><text:a xlink:type="simple" xlink:href="http://www.primermagazine.com/2011/learn/15-hygiene-habits-that-you-shouldnt-miss-in-your-daily-routine"><text:span text:style-name="T15_3">http</text:span></text:a></text:span><text:span text:style-name="T15_4"><text:a xlink:type="simple" xlink:href="http://www.primermagazine.com/2011/learn/15-hygiene-habits-that-you-shouldnt-miss-in-your-daily-routine"><text:span text:style-name="T15_5">://</text:span></text:a></text:span><text:span text:style-name="T15_6"><text:a xlink:type="simple" xlink:href="http://www.primermagazine.com/2011/learn/15-hygiene-habits-that-you-shouldnt-miss-in-your-daily-routine"><text:span text:style-name="T15_7">www</text:span></text:a></text:span><text:span text:style-name="T15_8"><text:a xlink:type="simple" xlink:href="http://www.primermagazine.com/2011/learn/15-hygiene-habits-that-you-shouldnt-miss-in-your-daily-routine"><text:span text:style-name="T15_9">.</text:span></text:a></text:span><text:span text:style-name="T15_10"><text:a xlink:type="simple" xlink:href="http://www.primermagazine.com/2011/learn/15-hygiene-habits-that-you-shouldnt-miss-in-your-daily-routine"><text:span text:style-name="T15_11">primermagazine</text:span></text:a></text:span><text:span text:style-name="T15_12"><text:a xlink:type="simple" xlink:href="http://www.primermagazine.com/2011/learn/15-hygiene-habits-that-you-shouldnt-miss-in-your-daily-routine"><text:span text:style-name="T15_13">.</text:span></text:a></text:span><text:span text:style-name="T15_14"><text:a xlink:type="simple" xlink:href="http://www.primermagazine.com/2011/learn/15-hygiene-habits-that-you-shouldnt-miss-in-your-daily-routine"><text:span text:style-name="T15_15">com</text:span></text:a></text:span><text:span text:style-name="T15_16"><text:a xlink:type="simple" xlink:href="http://www.primermagazine.com/2011/learn/15-hygiene-habits-that-you-shouldnt-miss-in-your-daily-routine"><text:span text:style-name="T15_17">/2011/</text:span></text:a></text:span><text:span text:style-name="T15_18"><text:a xlink:type="simple" xlink:href="http://www.primermagazine.com/2011/learn/15-hygiene-habits-that-you-shouldnt-miss-in-your-daily-routine"><text:span text:style-name="T15_19">learn</text:span></text:a></text:span><text:span text:style-name="T15_20"><text:a xlink:type="simple" xlink:href="http://www.primermagazine.com/2011/learn/15-hygiene-habits-that-you-shouldnt-miss-in-your-daily-routine"><text:span text:style-name="T15_21">/15-</text:span></text:a></text:span><text:span text:style-name="T15_22"><text:a xlink:type="simple" xlink:href="http://www.primermagazine.com/2011/learn/15-hygiene-habits-that-you-shouldnt-miss-in-your-daily-routine"><text:span text:style-name="T15_23">hygiene</text:span></text:a></text:span><text:span text:style-name="T15_24"><text:a xlink:type="simple" xlink:href="http://www.primermagazine.com/2011/learn/15-hygiene-habits-that-you-shouldnt-miss-in-your-daily-routine"><text:span text:style-name="T15_25">-</text:span></text:a></text:span><text:span text:style-name="T15_26"><text:a xlink:type="simple" xlink:href="http://www.primermagazine.com/2011/learn/15-hygiene-habits-that-you-shouldnt-miss-in-your-daily-routine"><text:span text:style-name="T15_27">habits</text:span></text:a></text:span><text:span text:style-name="T15_28"><text:a xlink:type="simple" xlink:href="http://www.primermagazine.com/2011/learn/15-hygiene-habits-that-you-shouldnt-miss-in-your-daily-routine"><text:span text:style-name="T15_29">-</text:span></text:a></text:span><text:span text:style-name="T15_30"><text:a xlink:type="simple" xlink:href="http://www.primermagazine.com/2011/learn/15-hygiene-habits-that-you-shouldnt-miss-in-your-daily-routine"><text:span text:style-name="T15_31">that</text:span></text:a></text:span><text:span text:style-name="T15_32"><text:a xlink:type="simple" xlink:href="http://www.primermagazine.com/2011/learn/15-hygiene-habits-that-you-shouldnt-miss-in-your-daily-routine"><text:span text:style-name="T15_33">-</text:span></text:a></text:span><text:span text:style-name="T15_34"><text:a xlink:type="simple" xlink:href="http://www.primermagazine.com/2011/learn/15-hygiene-habits-that-you-shouldnt-miss-in-your-daily-routine"><text:span text:style-name="T15_35">you</text:span></text:a></text:span><text:span text:style-name="T15_36"><text:a xlink:type="simple" xlink:href="http://www.primermagazine.com/2011/learn/15-hygiene-habits-that-you-shouldnt-miss-in-your-daily-routine"><text:span text:style-name="T15_37">-</text:span></text:a></text:span><text:span text:style-name="T15_38"><text:a xlink:type="simple" xlink:href="http://www.primermagazine.com/2011/learn/15-hygiene-habits-that-you-shouldnt-miss-in-your-daily-routine"><text:span text:style-name="T15_39">shouldnt</text:span></text:a></text:span><text:span text:style-name="T15_40"><text:a xlink:type="simple" xlink:href="http://www.primermagazine.com/2011/learn/15-hygiene-habits-that-you-shouldnt-miss-in-your-daily-routine"><text:span text:style-name="T15_41">-</text:span></text:a></text:span><text:span text:style-name="T15_42"><text:a xlink:type="simple" xlink:href="http://www.primermagazine.com/2011/learn/15-hygiene-habits-that-you-shouldnt-miss-in-your-daily-routine"><text:span text:style-name="T15_43">miss</text:span></text:a></text:span><text:span text:style-name="T15_44"><text:a xlink:type="simple" xlink:href="http://www.primermagazine.com/2011/learn/15-hygiene-habits-that-you-shouldnt-miss-in-your-daily-routine"><text:span text:style-name="T15_45">-</text:span></text:a></text:span><text:span text:style-name="T15_46"><text:a xlink:type="simple" xlink:href="http://www.primermagazine.com/2011/learn/15-hygiene-habits-that-you-shouldnt-miss-in-your-daily-routine"><text:span text:style-name="T15_47">in</text:span></text:a></text:span><text:span text:style-name="T15_48"><text:a xlink:type="simple" xlink:href="http://www.primermagazine.com/2011/learn/15-hygiene-habits-that-you-shouldnt-miss-in-your-daily-routine"><text:span text:style-name="T15_49">-</text:span></text:a></text:span><text:span text:style-name="T15_50"><text:a xlink:type="simple" xlink:href="http://www.primermagazine.com/2011/learn/15-hygiene-habits-that-you-shouldnt-miss-in-your-daily-routine"><text:span text:style-name="T15_51">your</text:span></text:a></text:span><text:span text:style-name="T15_52"><text:a xlink:type="simple" xlink:href="http://www.primermagazine.com/2011/learn/15-hygiene-habits-that-you-shouldnt-miss-in-your-daily-routine"><text:span text:style-name="T15_53">-</text:span></text:a></text:span><text:span text:style-name="T15_54"><text:a xlink:type="simple" xlink:href="http://www.primermagazine.com/2011/learn/15-hygiene-habits-that-you-shouldnt-miss-in-your-daily-routine"><text:span text:style-name="T15_55">daily</text:span></text:a></text:span><text:span text:style-name="T15_56"><text:a xlink:type="simple" xlink:href="http://www.primermagazine.com/2011/learn/15-hygiene-habits-that-you-shouldnt-miss-in-your-daily-routine"><text:span text:style-name="T15_57">-</text:span></text:a></text:span><text:span text:style-name="T15_58"><text:a xlink:type="simple" xlink:href="http://www.primermagazine.com/2011/learn/15-hygiene-habits-that-you-shouldnt-miss-in-your-daily-routine"><text:span text:style-name="T15_59">routine</text:span></text:a></text:span></text:p></text:note-body></text:note></text:span></text:p>
        </text:list-item>
        <text:list-item>
          <text:p text:style-name="P16"><text:span text:style-name="T16_1">What</text:span><text:span text:style-name="T16_2"><text:s/></text:span><text:span text:style-name="T16_3">goals</text:span><text:span text:style-name="T16_4"><text:s/></text:span><text:span text:style-name="T16_5">do</text:span><text:span text:style-name="T16_6"><text:s/></text:span><text:span text:style-name="T16_7">I</text:span><text:span text:style-name="T16_8"><text:s/></text:span><text:span text:style-name="T16_9">have</text:span><text:span text:style-name="T16_10"><text:s/></text:span><text:span text:style-name="T16_11">for</text:span><text:span text:style-name="T16_12"><text:s/></text:span><text:span text:style-name="T16_13">my</text:span><text:span text:style-name="T16_14"><text:s/></text:span><text:span text:style-name="T16_15">body</text:span><text:span text:style-name="T16_16"><text:s/></text:span><text:span text:style-name="T16_17">and</text:span><text:span text:style-name="T16_18"><text:s/></text:span><text:span text:style-name="T16_19">mind</text:span><text:span text:style-name="T16_20">,<text:s/></text:span><text:span text:style-name="T16_21">and</text:span><text:span text:style-name="T16_22"><text:s/></text:span><text:span text:style-name="T16_23">how</text:span><text:span text:style-name="T16_24"><text:s/></text:span><text:span text:style-name="T16_25">do</text:span><text:span text:style-name="T16_26"><text:s/></text:span><text:span text:style-name="T16_27">I</text:span><text:span text:style-name="T16_28"><text:s/></text:span><text:span text:style-name="T16_29">efficiently</text:span><text:span text:style-name="T16_30"><text:s/></text:span><text:span text:style-name="T16_31">strive</text:span><text:span text:style-name="T16_32"><text:s/></text:span><text:span text:style-name="T16_33">for</text:span><text:span text:style-name="T16_34"><text:s/></text:span><text:span text:style-name="T16_35">them</text:span><text:span text:style-name="T16_36">?</text:span></text:p>
        </text:list-item>
      </text:list>
      <text:p text:style-name="P17"/>
      <text:p text:style-name="P18"><text:span text:style-name="T18_1"><text:tab/></text:span><text:span text:style-name="T18_2">This</text:span><text:span text:style-name="T18_3"><text:s/></text:span><text:span text:style-name="T18_4">class</text:span><text:span text:style-name="T18_5">,<text:s/></text:span><text:span text:style-name="T18_6">like</text:span><text:span text:style-name="T18_7"><text:s/></text:span><text:span text:style-name="T18_8">Ambition</text:span><text:span text:style-name="T18_9"><text:s/></text:span><text:span text:style-name="T18_10">will</text:span><text:span text:style-name="T18_11"><text:s/></text:span><text:span text:style-name="T18_12">divert</text:span><text:span text:style-name="T18_13"><text:s/></text:span><text:span text:style-name="T18_14">many</text:span><text:span text:style-name="T18_15"><text:s/></text:span><text:span text:style-name="T18_16">necessities</text:span><text:span text:style-name="T18_17"><text:s/></text:span><text:span text:style-name="T18_18">to</text:span><text:span text:style-name="T18_19"><text:s/></text:span><text:span text:style-name="T18_20">Business</text:span><text:span text:style-name="T18_21">.<text:s/></text:span><text:span text:style-name="T18_22">Health</text:span><text:span text:style-name="T18_23"><text:s/></text:span><text:span text:style-name="T18_24">necessities</text:span><text:span text:style-name="T18_25"><text:s/></text:span><text:span text:style-name="T18_26">have</text:span><text:span text:style-name="T18_27"><text:s/></text:span><text:span text:style-name="T18_28">priority</text:span><text:span text:style-name="T18_29"><text:s/></text:span><text:span text:style-name="T18_30">over</text:span><text:span text:style-name="T18_31"><text:s/></text:span><text:span text:style-name="T18_32">all</text:span><text:span text:style-name="T18_33"><text:s/></text:span><text:span text:style-name="T18_34">other</text:span><text:span text:style-name="T18_35"><text:s/></text:span><text:span text:style-name="T18_36">necessities</text:span><text:span text:style-name="T18_37">.<text:s/></text:span><text:span text:style-name="T18_38">It</text:span><text:span text:style-name="T18_39"><text:s/></text:span><text:span text:style-name="T18_40">is</text:span><text:span text:style-name="T18_41"><text:s/></text:span><text:span text:style-name="T18_42">also</text:span><text:span text:style-name="T18_43"><text:s/></text:span><text:span text:style-name="T18_44">perfectly</text:span><text:span text:style-name="T18_45"><text:s/></text:span><text:span text:style-name="T18_46">acceptable</text:span><text:span text:style-name="T18_47"><text:s/></text:span><text:span text:style-name="T18_48">that</text:span><text:span text:style-name="T18_49"><text:s/></text:span><text:span text:style-name="T18_50">this</text:span><text:span text:style-name="T18_51"><text:s/></text:span><text:span text:style-name="T18_52">class</text:span><text:span text:style-name="T18_53"><text:s/></text:span><text:span text:style-name="T18_54">divert</text:span><text:span text:style-name="T18_55"><text:s/></text:span><text:span text:style-name="T18_56">desires</text:span><text:span text:style-name="T18_57"><text:s/></text:span><text:span text:style-name="T18_58">to</text:span><text:span text:style-name="T18_59"><text:s/></text:span><text:span text:style-name="T18_60">Ambition</text:span><text:span text:style-name="T18_61">,<text:s/></text:span><text:span text:style-name="T18_62">but</text:span><text:span text:style-name="T18_63"><text:s/></text:span><text:span text:style-name="T18_64">the</text:span><text:span text:style-name="T18_65"><text:s/></text:span><text:span text:style-name="T18_66">difference</text:span><text:span text:style-name="T18_67"><text:s/></text:span><text:span text:style-name="T18_68">between</text:span><text:span text:style-name="T18_69"><text:s/></text:span><text:span text:style-name="T18_70">what</text:span><text:span text:style-name="T18_71"><text:s/></text:span><text:span text:style-name="T18_72">you</text:span><text:span text:style-name="T18_73"><text:s/></text:span><text:span text:style-name="T18_74">need</text:span><text:span text:style-name="T18_75"><text:s/></text:span><text:span text:style-name="T18_76">for</text:span><text:span text:style-name="T18_77"><text:s/></text:span><text:span text:style-name="T18_78">your</text:span><text:span text:style-name="T18_79"><text:s/></text:span><text:span text:style-name="T18_80">Health</text:span><text:span text:style-name="T18_81"><text:s/></text:span><text:span text:style-name="T18_82">and</text:span><text:span text:style-name="T18_83"><text:s/></text:span><text:span text:style-name="T18_84">what</text:span><text:span text:style-name="T18_85"><text:s/></text:span><text:span text:style-name="T18_86">you</text:span><text:span text:style-name="T18_87"><text:s/></text:span><text:span text:style-name="T18_88">want</text:span><text:span text:style-name="T18_89"><text:s/></text:span><text:span text:style-name="T18_90">is</text:span><text:span text:style-name="T18_91"><text:s/></text:span><text:span text:style-name="T18_92">a</text:span><text:span text:style-name="T18_93"><text:s/></text:span><text:span text:style-name="T18_94">line</text:span><text:span text:style-name="T18_95"><text:s/></text:span><text:span text:style-name="T18_96">each</text:span><text:span text:style-name="T18_97"><text:s/></text:span><text:span text:style-name="T18_98">person</text:span><text:span text:style-name="T18_99"><text:s/></text:span><text:span text:style-name="T18_100">must</text:span><text:span text:style-name="T18_101"><text:s/></text:span><text:span text:style-name="T18_102">draw</text:span><text:span text:style-name="T18_103"><text:s/></text:span><text:span text:style-name="T18_104">for</text:span><text:span text:style-name="T18_105"><text:s/></text:span><text:span text:style-name="T18_106">themselves</text:span><text:span text:style-name="T18_107">.</text:span></text:p>
      <text:p text:style-name="P19"><text:span text:style-name="T19_1">An</text:span><text:span text:style-name="T19_2"><text:s/></text:span><text:span text:style-name="T19_3">important</text:span><text:span text:style-name="T19_4"><text:s/></text:span><text:span text:style-name="T19_5">aspect</text:span><text:span text:style-name="T19_6"><text:s/></text:span><text:span text:style-name="T19_7">of</text:span><text:span text:style-name="T19_8"><text:s/></text:span><text:span text:style-name="T19_9">any</text:span><text:span text:style-name="T19_10"><text:s/></text:span><text:span text:style-name="T19_11">efficient</text:span><text:span text:style-name="T19_12"><text:s/></text:span><text:span text:style-name="T19_13">system</text:span><text:span text:style-name="T19_14"><text:s/></text:span><text:span text:style-name="T19_15">is</text:span><text:span text:style-name="T19_16"><text:s/></text:span><text:span text:style-name="T19_17">the</text:span><text:span text:style-name="T19_18"><text:s/></text:span><text:span text:style-name="T19_19">ability</text:span><text:span text:style-name="T19_20"><text:s/></text:span><text:span text:style-name="T19_21">to</text:span><text:span text:style-name="T19_22"><text:s/></text:span><text:span text:style-name="T19_23">audit</text:span><text:span text:style-name="T19_24">.<text:s/></text:span><text:span text:style-name="T19_25">No</text:span><text:span text:style-name="T19_26"><text:s/></text:span><text:span text:style-name="T19_27">one</text:span><text:span text:style-name="T19_28"><text:s/></text:span><text:span text:style-name="T19_29">can</text:span><text:span text:style-name="T19_30"><text:s/></text:span><text:span text:style-name="T19_31">know</text:span><text:span text:style-name="T19_32"><text:s/></text:span><text:span text:style-name="T19_33">how</text:span><text:span text:style-name="T19_34"><text:s/></text:span><text:span text:style-name="T19_35">far</text:span><text:span text:style-name="T19_36"><text:s/></text:span><text:span text:style-name="T19_37">they</text:span><text:span text:style-name="T19_38"><text:s/></text:span><text:span text:style-name="T19_39">have</text:span><text:span text:style-name="T19_40"><text:s/></text:span><text:span text:style-name="T19_41">come</text:span><text:span text:style-name="T19_42"><text:s/></text:span><text:span text:style-name="T19_43">if</text:span><text:span text:style-name="T19_44"><text:s/></text:span><text:span text:style-name="T19_45">they</text:span><text:span text:style-name="T19_46"><text:s/></text:span><text:span text:style-name="T19_47">can</text:span><text:span text:style-name="T19_48">’</text:span><text:span text:style-name="T19_49">t</text:span><text:span text:style-name="T19_50"><text:s/></text:span><text:span text:style-name="T19_51">tell</text:span><text:span text:style-name="T19_52"><text:s/></text:span><text:span text:style-name="T19_53">you</text:span><text:span text:style-name="T19_54"><text:s/></text:span><text:span text:style-name="T19_55">where</text:span><text:span text:style-name="T19_56"><text:s/></text:span><text:span text:style-name="T19_57">they</text:span><text:span text:style-name="T19_58"><text:s/></text:span><text:span text:style-name="T19_59">started</text:span><text:span text:style-name="T19_60">.<text:s/></text:span><text:span text:style-name="T19_61">Auditing</text:span><text:span text:style-name="T19_62"><text:s/></text:span><text:span text:style-name="T19_63">for</text:span><text:span text:style-name="T19_64"><text:s/></text:span><text:span text:style-name="T19_65">Health</text:span><text:span text:style-name="T19_66"><text:s/></text:span><text:span text:style-name="T19_67">should</text:span><text:span text:style-name="T19_68"><text:s/></text:span><text:span text:style-name="T19_69">at</text:span><text:span text:style-name="T19_70"><text:s/></text:span><text:span text:style-name="T19_71">least</text:span><text:span text:style-name="T19_72"><text:s/></text:span><text:span text:style-name="T19_73">include</text:span><text:span text:style-name="T19_74"><text:s/></text:span><text:span text:style-name="T19_75">documenting</text:span><text:span text:style-name="T19_76"><text:s/></text:span><text:span text:style-name="T19_77">medical</text:span><text:span text:style-name="T19_78"><text:s/></text:span><text:span text:style-name="T19_79">history</text:span><text:span text:style-name="T19_80"><text:s/></text:span><text:span text:style-name="T19_81">and</text:span><text:span text:style-name="T19_82"><text:s/></text:span><text:span text:style-name="T19_83">tracking</text:span><text:span text:style-name="T19_84"><text:s/></text:span><text:span text:style-name="T19_85">diet</text:span><text:span text:style-name="T19_86"><text:s/></text:span><text:span text:style-name="T19_87">and</text:span><text:span text:style-name="T19_88"><text:s/></text:span><text:span text:style-name="T19_89">exercise</text:span><text:span text:style-name="T19_90">.</text:span></text:p>
      <text:h text:style-name="P20" text:outline-level="10"><text:bookmark-start text:name="h.qgkdma3h5ti9"/><text:bookmark-end text:name="h.qgkdma3h5ti9"/><text:span text:style-name="T20_1">Ambitions</text:span></text:h>
      <text:p text:style-name="P21"><text:span text:style-name="T21_1"><text:tab/></text:span><text:span text:style-name="T21_2">One</text:span><text:span text:style-name="T21_3">’</text:span><text:span text:style-name="T21_4">s</text:span><text:span text:style-name="T21_5"><text:s/></text:span><text:span text:style-name="T21_6">ultimate</text:span><text:span text:style-name="T21_7"><text:s/></text:span><text:span text:style-name="T21_8">Ambition</text:span><text:span text:style-name="T21_9"><text:s/></text:span><text:span text:style-name="T21_10">should</text:span><text:span text:style-name="T21_11"><text:s/></text:span><text:span text:style-name="T21_12">be</text:span><text:span text:style-name="T21_13"><text:s/></text:span><text:span text:style-name="T21_14">to</text:span><text:span text:style-name="T21_15"><text:s/></text:span><text:span text:style-name="T21_16">find</text:span><text:span text:style-name="T21_17"><text:s/></text:span><text:span text:style-name="T21_18">and</text:span><text:span text:style-name="T21_19"><text:s/></text:span><text:span text:style-name="T21_20">live</text:span><text:span text:style-name="T21_21"><text:s/></text:span><text:span text:style-name="T21_22">out</text:span><text:span text:style-name="T21_23"><text:s/></text:span><text:span text:style-name="T21_24">their</text:span><text:span text:style-name="T21_25"><text:s/></text:span><text:span text:style-name="T21_26">ikigai</text:span><text:span text:style-name="T21_27">.</text:span><text:span text:style-name="T21_28"><text:note text:note-class="footnote"><text:note-citation/><text:note-body><text:p text:style-name="P22"><text:span text:style-name="T22_1"><text:s/></text:span><text:span text:style-name="T22_2"><text:a xlink:type="simple" xlink:href="http://www.ted.com/talks/dan_buettner_how_to_live_to_be_100"><text:span text:style-name="T22_3">http</text:span></text:a></text:span><text:span text:style-name="T22_4"><text:a xlink:type="simple" xlink:href="http://www.ted.com/talks/dan_buettner_how_to_live_to_be_100"><text:span text:style-name="T22_5">://</text:span></text:a></text:span><text:span text:style-name="T22_6"><text:a xlink:type="simple" xlink:href="http://www.ted.com/talks/dan_buettner_how_to_live_to_be_100"><text:span text:style-name="T22_7">www</text:span></text:a></text:span><text:span text:style-name="T22_8"><text:a xlink:type="simple" xlink:href="http://www.ted.com/talks/dan_buettner_how_to_live_to_be_100"><text:span text:style-name="T22_9">.</text:span></text:a></text:span><text:span text:style-name="T22_10"><text:a xlink:type="simple" xlink:href="http://www.ted.com/talks/dan_buettner_how_to_live_to_be_100"><text:span text:style-name="T22_11">ted</text:span></text:a></text:span><text:span text:style-name="T22_12"><text:a xlink:type="simple" xlink:href="http://www.ted.com/talks/dan_buettner_how_to_live_to_be_100"><text:span text:style-name="T22_13">.</text:span></text:a></text:span><text:span text:style-name="T22_14"><text:a xlink:type="simple" xlink:href="http://www.ted.com/talks/dan_buettner_how_to_live_to_be_100"><text:span text:style-name="T22_15">com</text:span></text:a></text:span><text:span text:style-name="T22_16"><text:a xlink:type="simple" xlink:href="http://www.ted.com/talks/dan_buettner_how_to_live_to_be_100"><text:span text:style-name="T22_17">/</text:span></text:a></text:span><text:span text:style-name="T22_18"><text:a xlink:type="simple" xlink:href="http://www.ted.com/talks/dan_buettner_how_to_live_to_be_100"><text:span text:style-name="T22_19">talks</text:span></text:a></text:span><text:span text:style-name="T22_20"><text:a xlink:type="simple" xlink:href="http://www.ted.com/talks/dan_buettner_how_to_live_to_be_100"><text:span text:style-name="T22_21">/</text:span></text:a></text:span><text:span text:style-name="T22_22"><text:a xlink:type="simple" xlink:href="http://www.ted.com/talks/dan_buettner_how_to_live_to_be_100"><text:span text:style-name="T22_23">dan</text:span></text:a></text:span><text:span text:style-name="T22_24"><text:a xlink:type="simple" xlink:href="http://www.ted.com/talks/dan_buettner_how_to_live_to_be_100"><text:span text:style-name="T22_25">_</text:span></text:a></text:span><text:span text:style-name="T22_26"><text:a xlink:type="simple" xlink:href="http://www.ted.com/talks/dan_buettner_how_to_live_to_be_100"><text:span text:style-name="T22_27">buettner</text:span></text:a></text:span><text:span text:style-name="T22_28"><text:a xlink:type="simple" xlink:href="http://www.ted.com/talks/dan_buettner_how_to_live_to_be_100"><text:span text:style-name="T22_29">_</text:span></text:a></text:span><text:span text:style-name="T22_30"><text:a xlink:type="simple" xlink:href="http://www.ted.com/talks/dan_buettner_how_to_live_to_be_100"><text:span text:style-name="T22_31">how</text:span></text:a></text:span><text:span text:style-name="T22_32"><text:a xlink:type="simple" xlink:href="http://www.ted.com/talks/dan_buettner_how_to_live_to_be_100"><text:span text:style-name="T22_33">_</text:span></text:a></text:span><text:span text:style-name="T22_34"><text:a xlink:type="simple" xlink:href="http://www.ted.com/talks/dan_buettner_how_to_live_to_be_100"><text:span text:style-name="T22_35">to</text:span></text:a></text:span><text:span text:style-name="T22_36"><text:a xlink:type="simple" xlink:href="http://www.ted.com/talks/dan_buettner_how_to_live_to_be_100"><text:span text:style-name="T22_37">_</text:span></text:a></text:span><text:span text:style-name="T22_38"><text:a xlink:type="simple" xlink:href="http://www.ted.com/talks/dan_buettner_how_to_live_to_be_100"><text:span text:style-name="T22_39">live</text:span></text:a></text:span><text:span text:style-name="T22_40"><text:a xlink:type="simple" xlink:href="http://www.ted.com/talks/dan_buettner_how_to_live_to_be_100"><text:span text:style-name="T22_41">_</text:span></text:a></text:span><text:span text:style-name="T22_42"><text:a xlink:type="simple" xlink:href="http://www.ted.com/talks/dan_buettner_how_to_live_to_be_100"><text:span text:style-name="T22_43">to</text:span></text:a></text:span><text:span text:style-name="T22_44"><text:a xlink:type="simple" xlink:href="http://www.ted.com/talks/dan_buettner_how_to_live_to_be_100"><text:span text:style-name="T22_45">_</text:span></text:a></text:span><text:span text:style-name="T22_46"><text:a xlink:type="simple" xlink:href="http://www.ted.com/talks/dan_buettner_how_to_live_to_be_100"><text:span text:style-name="T22_47">be</text:span></text:a></text:span><text:span text:style-name="T22_48"><text:a xlink:type="simple" xlink:href="http://www.ted.com/talks/dan_buettner_how_to_live_to_be_100"><text:span text:style-name="T22_49">_100</text:span></text:a></text:span></text:p></text:note-body></text:note></text:span><text:span text:style-name="T22_50"><text:s/></text:span><text:span text:style-name="T22_51">Retirement</text:span><text:span text:style-name="T22_52"><text:s/></text:span><text:span text:style-name="T22_53">is</text:span><text:span text:style-name="T22_54"><text:s/></text:span><text:span text:style-name="T22_55">not</text:span><text:span text:style-name="T22_56"><text:s/></text:span><text:span text:style-name="T22_57">suggested</text:span><text:span text:style-name="T22_58">.<text:s/></text:span><text:span text:style-name="T22_59">Of</text:span><text:span text:style-name="T22_60"><text:s/></text:span><text:span text:style-name="T22_61">course</text:span><text:span text:style-name="T22_62">,<text:s/></text:span><text:span text:style-name="T22_63">many</text:span><text:span text:style-name="T22_64"><text:s/></text:span><text:span text:style-name="T22_65">examples</text:span><text:span text:style-name="T22_66"><text:s/></text:span><text:span text:style-name="T22_67">could</text:span><text:span text:style-name="T22_68"><text:s/></text:span><text:span text:style-name="T22_69">be</text:span><text:span text:style-name="T22_70"><text:s/></text:span><text:span text:style-name="T22_71">named</text:span><text:span text:style-name="T22_72"><text:s/></text:span><text:span text:style-name="T22_73">where</text:span><text:span text:style-name="T22_74"><text:s/></text:span><text:span text:style-name="T22_75">a</text:span><text:span text:style-name="T22_76"><text:s/></text:span><text:span text:style-name="T22_77">person</text:span><text:span text:style-name="T22_78">’</text:span><text:span text:style-name="T22_79">s</text:span><text:span text:style-name="T22_80"><text:s/></text:span><text:span text:style-name="T22_81">ikigai</text:span><text:span text:style-name="T22_82"><text:s/></text:span><text:span text:style-name="T22_83">poses</text:span><text:span text:style-name="T22_84"><text:s/></text:span><text:span text:style-name="T22_85">threats</text:span><text:span text:style-name="T22_86"><text:s/></text:span><text:span text:style-name="T22_87">to</text:span><text:span text:style-name="T22_88"><text:s/></text:span><text:span text:style-name="T22_89">their</text:span><text:span text:style-name="T22_90"><text:s/></text:span><text:span text:style-name="T22_91">h</text:span><text:span text:style-name="T22_92">ealth</text:span><text:span text:style-name="T22_93">.<text:s/></text:span><text:span text:style-name="T22_94">Nothing</text:span><text:span text:style-name="T22_95"><text:s/></text:span><text:span text:style-name="T22_96">is</text:span><text:span text:style-name="T22_97"><text:s/></text:span><text:span text:style-name="T22_98">more</text:span><text:span text:style-name="T22_99"><text:s/></text:span><text:span text:style-name="T22_100">important</text:span><text:span text:style-name="T22_101"><text:s/></text:span><text:span text:style-name="T22_102">than</text:span><text:span text:style-name="T22_103"><text:s/></text:span><text:span text:style-name="T22_104">finding</text:span><text:span text:style-name="T22_105"><text:s/></text:span><text:span text:style-name="T22_106">and</text:span><text:span text:style-name="T22_107"><text:s/></text:span><text:span text:style-name="T22_108">living</text:span><text:span text:style-name="T22_109"><text:s/></text:span><text:span text:style-name="T22_110">your</text:span><text:span text:style-name="T22_111"><text:s/></text:span><text:span text:style-name="T22_112">ikigai</text:span><text:span text:style-name="T22_113">.<text:s/></text:span><text:span text:style-name="T22_114">Coordinating</text:span><text:span text:style-name="T22_115"><text:s/></text:span><text:span text:style-name="T22_116">the</text:span><text:span text:style-name="T22_117"><text:s/></text:span><text:span text:style-name="T22_118">dichotomy</text:span><text:span text:style-name="T22_119"><text:s/></text:span><text:span text:style-name="T22_120">of</text:span><text:span text:style-name="T22_121"><text:s/></text:span><text:span text:style-name="T22_122">prioritizing</text:span><text:span text:style-name="T22_123"><text:s/></text:span><text:span text:style-name="T22_124">Health</text:span><text:span text:style-name="T22_125"><text:s/></text:span><text:span text:style-name="T22_126">and</text:span><text:span text:style-name="T22_127"><text:s/></text:span><text:span text:style-name="T22_128">pursuing</text:span><text:span text:style-name="T22_129"><text:s/></text:span><text:span text:style-name="T22_130">ikigai</text:span><text:span text:style-name="T22_131"><text:s/></text:span><text:span text:style-name="T22_132">is</text:span><text:span text:style-name="T22_133"><text:s/></text:span><text:span text:style-name="T22_134">left</text:span><text:span text:style-name="T22_135"><text:s/></text:span><text:span text:style-name="T22_136">to</text:span><text:span text:style-name="T22_137"><text:s/></text:span><text:span text:style-name="T22_138">each</text:span><text:span text:style-name="T22_139"><text:s/></text:span><text:span text:style-name="T22_140">individual</text:span><text:span text:style-name="T22_141">,<text:s/></text:span><text:span text:style-name="T22_142">but</text:span><text:span text:style-name="T22_143"><text:s/></text:span><text:span text:style-name="T22_144">avoiding</text:span><text:span text:style-name="T22_145"><text:s/></text:span><text:span text:style-name="T22_146">ikigai</text:span><text:span text:style-name="T22_147"><text:s/></text:span><text:span text:style-name="T22_148">will</text:span><text:span text:style-name="T22_149"><text:s/></text:span><text:span text:style-name="T22_150">never</text:span><text:span text:style-name="T22_151"><text:s/></text:span><text:span text:style-name="T22_152">be</text:span><text:span text:style-name="T22_153"><text:s/></text:span><text:span text:style-name="T22_154">recommended</text:span><text:span text:style-name="T22_155"><text:s/></text:span><text:span text:style-name="T22_156">by</text:span><text:span text:style-name="T22_157"><text:s/></text:span><text:span text:style-name="T22_158">HABit</text:span><text:span text:style-name="T22_159">.</text:span></text:p>
      <text:p text:style-name="P23"/>
      <text:p text:style-name="P24"><text:span text:style-name="T24_1">When</text:span><text:span text:style-name="T24_2"><text:s/></text:span><text:span text:style-name="T24_3">considering</text:span><text:span text:style-name="T24_4"><text:s/></text:span><text:span text:style-name="T24_5">this</text:span><text:span text:style-name="T24_6"><text:s/></text:span><text:span text:style-name="T24_7">class</text:span><text:span text:style-name="T24_8">,<text:s/></text:span><text:span text:style-name="T24_9">consider</text:span><text:span text:style-name="T24_10"><text:s/></text:span><text:span text:style-name="T24_11">matters</text:span><text:span text:style-name="T24_12"><text:s/></text:span><text:span text:style-name="T24_13">such</text:span><text:span text:style-name="T24_14"><text:s/></text:span><text:span text:style-name="T24_15">as</text:span><text:span text:style-name="T24_16">:</text:span></text:p>
      <text:list text:style-name="LS1" xml:id="list3">
        <text:list-item>
          <text:p text:style-name="P25"><text:span text:style-name="T25_1">What</text:span><text:span text:style-name="T25_2"><text:s/></text:span><text:span text:style-name="T25_3">do</text:span><text:span text:style-name="T25_4"><text:s/></text:span><text:span text:style-name="T25_5">I</text:span><text:span text:style-name="T25_6"><text:s/></text:span><text:span text:style-name="T25_7">want</text:span><text:span text:style-name="T25_8"><text:s/></text:span><text:span text:style-name="T25_9">to</text:span><text:span text:style-name="T25_10"><text:s/></text:span><text:span text:style-name="T25_11">do</text:span><text:span text:style-name="T25_12"><text:s/></text:span><text:span text:style-name="T25_13">with</text:span><text:span text:style-name="T25_14"><text:s/></text:span><text:span text:style-name="T25_15">my</text:span><text:span text:style-name="T25_16"><text:s/></text:span><text:span text:style-name="T25_17">life</text:span><text:span text:style-name="T25_18">,<text:s/></text:span><text:span text:style-name="T25_19">and</text:span><text:span text:style-name="T25_20"><text:s/></text:span><text:span text:style-name="T25_21">who</text:span><text:span text:style-name="T25_22"><text:s/></text:span><text:span text:style-name="T25_23">do</text:span><text:span text:style-name="T25_24"><text:s/></text:span><text:span text:style-name="T25_25">I</text:span><text:span text:style-name="T25_26"><text:s/></text:span><text:span text:style-name="T25_27">want</text:span><text:span text:style-name="T25_28"><text:s/></text:span><text:span text:style-name="T25_29">to</text:span><text:span text:style-name="T25_30"><text:s/></text:span><text:span text:style-name="T25_31">be</text:span><text:span text:style-name="T25_32">?<text:s/></text:span><text:span text:style-name="T25_33">Why</text:span><text:span text:style-name="T25_34">?</text:span></text:p>
        </text:list-item>
        <text:list-item>
          <text:p text:style-name="P26"><text:span text:style-name="T26_1">Who</text:span><text:span text:style-name="T26_2"><text:s/></text:span><text:span text:style-name="T26_3">and</text:span><text:span text:style-name="T26_4"><text:s/></text:span><text:span text:style-name="T26_5">what</text:span><text:span text:style-name="T26_6"><text:s/></text:span><text:span text:style-name="T26_7">makes</text:span><text:span text:style-name="T26_8"><text:s/></text:span><text:span text:style-name="T26_9">me</text:span><text:span text:style-name="T26_10"><text:s/></text:span><text:span text:style-name="T26_11">happiest</text:span><text:span text:style-name="T26_12">?<text:s/></text:span><text:span text:style-name="T26_13">What</text:span><text:span text:style-name="T26_14"><text:s/></text:span><text:span text:style-name="T26_15">would</text:span><text:span text:style-name="T26_16"><text:s/></text:span><text:span text:style-name="T26_17">I</text:span><text:span text:style-name="T26_18"><text:s/></text:span><text:span text:style-name="T26_19">rather</text:span><text:span text:style-name="T26_20"><text:s/></text:span><text:span text:style-name="T26_21">be</text:span><text:span text:style-name="T26_22"><text:s/></text:span><text:span text:style-name="T26_23">doing</text:span><text:span text:style-name="T26_24"><text:s/></text:span><text:span text:style-name="T26_25">right</text:span><text:span text:style-name="T26_26"><text:s/></text:span><text:span text:style-name="T26_27">now</text:span><text:span text:style-name="T26_28">?</text:span></text:p>
        </text:list-item>
        <text:list-item>
          <text:p text:style-name="P27"><text:span text:style-name="T27_1">How</text:span><text:span text:style-name="T27_2"><text:s/></text:span><text:span text:style-name="T27_3">can</text:span><text:span text:style-name="T27_4"><text:s/></text:span><text:span text:style-name="T27_5">I</text:span><text:span text:style-name="T27_6"><text:s/></text:span><text:span text:style-name="T27_7">use</text:span><text:span text:style-name="T27_8"><text:s/></text:span><text:span text:style-name="T27_9">my</text:span><text:span text:style-name="T27_10"><text:s/></text:span><text:span text:style-name="T27_11">ikigai</text:span><text:span text:style-name="T27_12"><text:s/></text:span><text:span text:style-name="T27_13">to</text:span><text:span text:style-name="T27_14"><text:s/></text:span><text:span text:style-name="T27_15">benefit</text:span><text:span text:style-name="T27_16"><text:s/></text:span><text:span text:style-name="T27_17">other</text:span><text:span text:style-name="T27_18"><text:s/></text:span><text:span text:style-name="T27_19">people</text:span><text:span text:style-name="T27_20">?</text:span></text:p>
        </text:list-item>
      </text:list>
      <text:p text:style-name="P28"/>
      <text:p text:style-name="P29"><text:span text:style-name="T29_1">Note</text:span><text:span text:style-name="T29_2"><text:s/></text:span><text:span text:style-name="T29_3">that</text:span><text:span text:style-name="T29_4">,<text:s/></text:span><text:span text:style-name="T29_5">for</text:span><text:span text:style-name="T29_6"><text:s/></text:span><text:span text:style-name="T29_7">the</text:span><text:span text:style-name="T29_8"><text:s/></text:span><text:span text:style-name="T29_9">most</text:span><text:span text:style-name="T29_10"><text:s/></text:span><text:span text:style-name="T29_11">part</text:span><text:span text:style-name="T29_12">,<text:s/></text:span><text:span text:style-name="T29_13">choosing</text:span><text:span text:style-name="T29_14"><text:s/></text:span><text:span text:style-name="T29_15">your</text:span><text:span text:style-name="T29_16"><text:s/></text:span><text:span text:style-name="T29_17">Ambitions</text:span><text:span text:style-name="T29_18"><text:s/></text:span><text:span text:style-name="T29_19">should</text:span><text:span text:style-name="T29_20"><text:s/></text:span><text:span text:style-name="T29_21">not</text:span><text:span text:style-name="T29_22"><text:s/></text:span><text:span text:style-name="T29_23">give</text:span><text:span text:style-name="T29_24"><text:s/></text:span><text:span text:style-name="T29_25">respect</text:span><text:span text:style-name="T29_26"><text:s/></text:span><text:span text:style-name="T29_27">to</text:span><text:span text:style-name="T29_28"><text:s/></text:span><text:span text:style-name="T29_29">time</text:span><text:span text:style-name="T29_30">.<text:s/></text:span><text:span text:style-name="T29_31">The</text:span><text:span text:style-name="T29_32"><text:s/></text:span><text:span text:style-name="T29_33">world</text:span><text:span text:style-name="T29_34"><text:s/></text:span><text:span text:style-name="T29_35">will</text:span><text:span text:style-name="T29_36"><text:s/></text:span><text:span text:style-name="T29_37">spin</text:span><text:span text:style-name="T29_38"><text:s/></text:span><text:span text:style-name="T29_39">on</text:span><text:span text:style-name="T29_40"><text:s/></text:span><text:span text:style-name="T29_41">until</text:span><text:span text:style-name="T29_42"><text:s/></text:span><text:span text:style-name="T29_43">it</text:span><text:span text:style-name="T29_44"><text:s/></text:span><text:span text:style-name="T29_45">doesn</text:span><text:span text:style-name="T29_46">’</text:span><text:span text:style-name="T29_47">t</text:span><text:span text:style-name="T29_48">.</text:span></text:p>
      <text:p text:style-name="P30"><text:span text:style-name="T30_1">You</text:span><text:span text:style-name="T30_2"><text:s/></text:span><text:span text:style-name="T30_3">should</text:span><text:span text:style-name="T30_4"><text:s/></text:span><text:span text:style-name="T30_5">maintain</text:span><text:span text:style-name="T30_6"><text:s/></text:span><text:span text:style-name="T30_7">a</text:span><text:span text:style-name="T30_8"><text:s/></text:span><text:span text:style-name="T30_9">list</text:span><text:span text:style-name="T30_10"><text:s/></text:span><text:span text:style-name="T30_11">of</text:span><text:span text:style-name="T30_12"><text:s/></text:span><text:span text:style-name="T30_13">your</text:span><text:span text:style-name="T30_14"><text:s/></text:span><text:span text:style-name="T30_15">ambitions</text:span><text:span text:style-name="T30_16">.<text:s/></text:span><text:span text:style-name="T30_17">Break</text:span><text:span text:style-name="T30_18"><text:s/></text:span><text:span text:style-name="T30_19">the</text:span><text:span text:style-name="T30_20"><text:s/></text:span><text:span text:style-name="T30_21">list</text:span><text:span text:style-name="T30_22"><text:s/></text:span><text:span text:style-name="T30_23">down</text:span><text:span text:style-name="T30_24"><text:s/></text:span><text:span text:style-name="T30_25">into</text:span><text:span text:style-name="T30_26"><text:s/></text:span><text:span text:style-name="T30_27">three</text:span><text:span text:style-name="T30_28"><text:s/></text:span><text:span text:style-name="T30_29">sections</text:span><text:span text:style-name="T30_30">:<text:s/></text:span><text:span text:style-name="T30_31">short</text:span><text:span text:style-name="T30_32">-</text:span><text:span text:style-name="T30_33">term</text:span><text:span text:style-name="T30_34">,<text:s/></text:span><text:span text:style-name="T30_35">long</text:span><text:span text:style-name="T30_36">-</text:span><text:span text:style-name="T30_37">term</text:span><text:span text:style-name="T30_38">,<text:s/></text:span><text:span text:style-name="T30_39">and</text:span><text:span text:style-name="T30_40"><text:s/></text:span><text:span text:style-name="T30_41">eventually</text:span><text:span text:style-name="T30_42">.<text:s/></text:span><text:span text:style-name="T30_43">After</text:span><text:span text:style-name="T30_44"><text:s/></text:span><text:span text:style-name="T30_45">evaluating</text:span><text:span text:style-name="T30_46"><text:s/></text:span><text:span text:style-name="T30_47">your</text:span><text:span text:style-name="T30_48"><text:s/></text:span><text:span text:style-name="T30_49">Health</text:span><text:span text:style-name="T30_50"><text:s/></text:span><text:span text:style-name="T30_51">everyday</text:span><text:span text:style-name="T30_52">,<text:s/></text:span><text:span text:style-name="T30_53">maintain</text:span><text:span text:style-name="T30_54"><text:s/></text:span><text:span text:style-name="T30_55">this</text:span><text:span text:style-name="T30_56"><text:s/></text:span><text:span text:style-name="T30_57">list</text:span><text:span text:style-name="T30_58">,<text:s/></text:span><text:span text:style-name="T30_59">and</text:span><text:span text:style-name="T30_60"><text:s/></text:span><text:span text:style-name="T30_61">its</text:span><text:span text:style-name="T30_62"><text:s/></text:span><text:span text:style-name="T30_63">relation</text:span><text:span text:style-name="T30_64"><text:s/></text:span><text:span text:style-name="T30_65">to</text:span><text:span text:style-name="T30_66"><text:s/></text:span><text:span text:style-name="T30_67">your</text:span><text:span text:style-name="T30_68"><text:s/></text:span><text:span text:style-name="T30_69">Ambition</text:span><text:span text:style-name="T30_70"><text:s/></text:span><text:span text:style-name="T30_71">Business</text:span><text:span text:style-name="T30_72">.<text:s/></text:span><text:span text:style-name="T30_73">Then</text:span><text:span text:style-name="T30_74">,<text:s/></text:span><text:span text:style-name="T30_75">begin</text:span><text:span text:style-name="T30_76"><text:s/></text:span><text:span text:style-name="T30_77">executing</text:span><text:span text:style-name="T30_78"><text:s/></text:span><text:span text:style-name="T30_79">Business</text:span><text:span text:style-name="T30_80"><text:s/></text:span><text:span text:style-name="T30_81">tasks</text:span><text:span text:style-name="T30_82">.</text:span></text:p>
      <text:h text:style-name="P31" text:outline-level="10"><text:bookmark-start text:name="h.t8hvppvccf8p"/><text:bookmark-end text:name="h.t8hvppvccf8p"/><text:span text:style-name="T31_1">Business</text:span></text:h>
      <text:p text:style-name="P32"><text:span text:style-name="T32_1"><text:tab/></text:span><text:span text:style-name="T32_2">This</text:span><text:span text:style-name="T32_3"><text:s/></text:span><text:span text:style-name="T32_4">class</text:span><text:span text:style-name="T32_5"><text:s/></text:span><text:span text:style-name="T32_6">can</text:span><text:span text:style-name="T32_7"><text:s/></text:span><text:span text:style-name="T32_8">be</text:span><text:span text:style-name="T32_9"><text:s/></text:span><text:span text:style-name="T32_10">broken</text:span><text:span text:style-name="T32_11"><text:s/></text:span><text:span text:style-name="T32_12">down</text:span><text:span text:style-name="T32_13"><text:s/></text:span><text:span text:style-name="T32_14">into</text:span><text:span text:style-name="T32_15"><text:s/></text:span><text:span text:style-name="T32_16">two</text:span><text:span text:style-name="T32_17"><text:s/></text:span><text:span text:style-name="T32_18">areas</text:span><text:span text:style-name="T32_19"><text:s/></text:span><text:span text:style-name="T32_20">of</text:span><text:span text:style-name="T32_21"><text:s/></text:span><text:span text:style-name="T32_22">focus</text:span><text:span text:style-name="T32_23">:<text:s/></text:span><text:span text:style-name="T32_24">Health</text:span><text:span text:style-name="T32_25"><text:s/></text:span><text:span text:style-name="T32_26">Business</text:span><text:span text:style-name="T32_27"><text:s/></text:span><text:span text:style-name="T32_28">and</text:span><text:span text:style-name="T32_29"><text:s/></text:span><text:span text:style-name="T32_30">Ambition</text:span><text:span text:style-name="T32_31"><text:s/></text:span><text:span text:style-name="T32_32">Business</text:span><text:span text:style-name="T32_33">.<text:s/></text:span><text:span text:style-name="T32_34">Within</text:span><text:span text:style-name="T32_35"><text:s/></text:span><text:span text:style-name="T32_36">those</text:span><text:span text:style-name="T32_37"><text:s/></text:span><text:span text:style-name="T32_38">areas</text:span><text:span text:style-name="T32_39">,<text:s/></text:span><text:span text:style-name="T32_40">there</text:span><text:span text:style-name="T32_41"><text:s/></text:span><text:span text:style-name="T32_42">will</text:span><text:span text:style-name="T32_43"><text:s/></text:span><text:span text:style-name="T32_44">be</text:span><text:span text:style-name="T32_45"><text:s/></text:span><text:span text:style-name="T32_46">two</text:span><text:span text:style-name="T32_47"><text:s/></text:span><text:span text:style-name="T32_48">genres</text:span><text:span text:style-name="T32_49"><text:s/></text:span><text:span text:style-name="T32_50">of</text:span><text:span text:style-name="T32_51"><text:s/></text:span><text:span text:style-name="T32_52">assignments</text:span><text:span text:style-name="T32_53">:<text:s/></text:span><text:span text:style-name="T32_54">maintenance</text:span><text:span text:style-name="T32_55"><text:s/></text:span><text:span text:style-name="T32_56">and</text:span><text:span text:style-name="T32_57"><text:s/></text:span><text:span text:style-name="T32_58">goals</text:span><text:span text:style-name="T32_59">.<text:s/></text:span><text:span text:style-name="T32_60">Goals</text:span><text:span text:style-name="T32_61"><text:s/></text:span><text:span text:style-name="T32_62">dictate</text:span><text:span text:style-name="T32_63"><text:s/></text:span><text:span text:style-name="T32_64">what</text:span><text:span text:style-name="T32_65"><text:s/></text:span><text:span text:style-name="T32_66">tasks</text:span><text:span text:style-name="T32_67"><text:s/></text:span><text:span text:style-name="T32_68">to</text:span><text:span text:style-name="T32_69"><text:s/></text:span><text:span text:style-name="T32_70">perform</text:span><text:span text:style-name="T32_71"><text:s/></text:span><text:span text:style-name="T32_72">on</text:span><text:span text:style-name="T32_73"><text:s/></text:span><text:span text:style-name="T32_74">a</text:span><text:span text:style-name="T32_75"><text:s/></text:span><text:span text:style-name="T32_76">day</text:span><text:span text:style-name="T32_77">-</text:span><text:span text:style-name="T32_78">to</text:span><text:span text:style-name="T32_79">-</text:span><text:span text:style-name="T32_80">day</text:span><text:span text:style-name="T32_81"><text:s/></text:span><text:span text:style-name="T32_82">basis</text:span><text:span text:style-name="T32_83">.<text:s/></text:span><text:span text:style-name="T32_84">This</text:span><text:span text:style-name="T32_85"><text:s/></text:span><text:span text:style-name="T32_86">is</text:span><text:span text:style-name="T32_87"><text:s/></text:span><text:span text:style-name="T32_88">a</text:span><text:span text:style-name="T32_89"><text:s/></text:span><text:span text:style-name="T32_90">rough</text:span><text:span text:style-name="T32_91"><text:s/></text:span><text:span text:style-name="T32_92">breakdown</text:span><text:span text:style-name="T32_93"><text:s/></text:span><text:span text:style-name="T32_94">because</text:span><text:span text:style-name="T32_95"><text:s/></text:span><text:span text:style-name="T32_96">there</text:span><text:span text:style-name="T32_97"><text:s/></text:span><text:span text:style-name="T32_98">are</text:span><text:span text:style-name="T32_99"><text:s/></text:span><text:span text:style-name="T32_100">a</text:span><text:span text:style-name="T32_101"><text:s/></text:span><text:span text:style-name="T32_102">few</text:span><text:span text:style-name="T32_103"><text:s/></text:span><text:span text:style-name="T32_104">suggested</text:span><text:span text:style-name="T32_105"><text:s/></text:span><text:span text:style-name="T32_106">items</text:span><text:span text:style-name="T32_107"><text:s/></text:span><text:span text:style-name="T32_108">that</text:span><text:span text:style-name="T32_109"><text:s/></text:span><text:span text:style-name="T32_110">do</text:span><text:span text:style-name="T32_111"><text:s/></text:span><text:span text:style-name="T32_112">not</text:span><text:span text:style-name="T32_113"><text:s/></text:span><text:span text:style-name="T32_114">fit</text:span><text:span text:style-name="T32_115"><text:s/></text:span><text:span text:style-name="T32_116">into</text:span><text:span text:style-name="T32_117"><text:s/></text:span><text:span text:style-name="T32_118">either</text:span><text:span text:style-name="T32_119"><text:s/></text:span><text:span text:style-name="T32_120">category</text:span><text:span text:style-name="T32_121"><text:s/></text:span><text:span text:style-name="T32_122">due</text:span><text:span text:style-name="T32_123"><text:s/></text:span><text:span text:style-name="T32_124">to</text:span><text:span text:style-name="T32_125"><text:s/></text:span><text:span text:style-name="T32_126">significant</text:span><text:span text:style-name="T32_127"><text:s/></text:span><text:span text:style-name="T32_128">overlap</text:span><text:span text:style-name="T32_129">.<text:s/></text:span><text:span text:style-name="T32_130">Those</text:span><text:span text:style-name="T32_131"><text:s/></text:span><text:span text:style-name="T32_132">are</text:span><text:span text:style-name="T32_133"><text:s/></text:span><text:span text:style-name="T32_134">discussed</text:span><text:span text:style-name="T32_135"><text:s/></text:span><text:span text:style-name="T32_136">below</text:span><text:span text:style-name="T32_137">.</text:span></text:p>
      <text:p text:style-name="P33"/>
      <text:p text:style-name="P34"><text:span text:style-name="T34_1">When</text:span><text:span text:style-name="T34_2"><text:s/></text:span><text:span text:style-name="T34_3">considering</text:span><text:span text:style-name="T34_4"><text:s/></text:span><text:span text:style-name="T34_5">this</text:span><text:span text:style-name="T34_6"><text:s/></text:span><text:span text:style-name="T34_7">class</text:span><text:span text:style-name="T34_8">,<text:s/></text:span><text:span text:style-name="T34_9">consider</text:span><text:span text:style-name="T34_10"><text:s/></text:span><text:span text:style-name="T34_11">matters</text:span><text:span text:style-name="T34_12"><text:s/></text:span><text:span text:style-name="T34_13">such</text:span><text:span text:style-name="T34_14"><text:s/></text:span><text:span text:style-name="T34_15">as</text:span><text:span text:style-name="T34_16">:</text:span></text:p>
      <text:list text:style-name="LS1" xml:id="list6">
        <text:list-item>
          <text:p text:style-name="P35"><text:span text:style-name="T35_1">How</text:span><text:span text:style-name="T35_2"><text:s/></text:span><text:span text:style-name="T35_3">do</text:span><text:span text:style-name="T35_4"><text:s/></text:span><text:span text:style-name="T35_5">I</text:span><text:span text:style-name="T35_6"><text:s/></text:span><text:span text:style-name="T35_7">accomplish</text:span><text:span text:style-name="T35_8"><text:s/></text:span><text:span text:style-name="T35_9">my</text:span><text:span text:style-name="T35_10"><text:s/></text:span><text:span text:style-name="T35_11">Ambitions</text:span><text:span text:style-name="T35_12"><text:s/></text:span><text:span text:style-name="T35_13">and</text:span><text:span text:style-name="T35_14"><text:s/></text:span><text:span text:style-name="T35_15">maintain</text:span><text:span text:style-name="T35_16"><text:s/></text:span><text:span text:style-name="T35_17">my</text:span><text:span text:style-name="T35_18"><text:s/></text:span><text:span text:style-name="T35_19">Health</text:span><text:span text:style-name="T35_20">?</text:span></text:p>
        </text:list-item>
        <text:list-item>
          <text:p text:style-name="P36"><text:span text:style-name="T36_1">What</text:span><text:span text:style-name="T36_2"><text:s/></text:span><text:span text:style-name="T36_3">resources</text:span><text:span text:style-name="T36_4"><text:s/></text:span><text:span text:style-name="T36_5">do</text:span><text:span text:style-name="T36_6"><text:s/></text:span><text:span text:style-name="T36_7">I</text:span><text:span text:style-name="T36_8"><text:s/></text:span><text:span text:style-name="T36_9">have</text:span><text:span text:style-name="T36_10"><text:s/></text:span><text:span text:style-name="T36_11">at</text:span><text:span text:style-name="T36_12"><text:s/></text:span><text:span text:style-name="T36_13">my</text:span><text:span text:style-name="T36_14"><text:s/></text:span><text:span text:style-name="T36_15">disposal</text:span><text:span text:style-name="T36_16">,<text:s/></text:span><text:span text:style-name="T36_17">and</text:span><text:span text:style-name="T36_18"><text:s/></text:span><text:span text:style-name="T36_19">what</text:span><text:span text:style-name="T36_20"><text:s/></text:span><text:span text:style-name="T36_21">is</text:span><text:span text:style-name="T36_22"><text:s/></text:span><text:span text:style-name="T36_23">their</text:span><text:span text:style-name="T36_24"><text:s/></text:span><text:span text:style-name="T36_25">best</text:span><text:span text:style-name="T36_26"><text:s/></text:span><text:span text:style-name="T36_27">use</text:span><text:span text:style-name="T36_28">?</text:span></text:p>
        </text:list-item>
        <text:list-item>
          <text:p text:style-name="P37"><text:span text:style-name="T37_1">What</text:span><text:span text:style-name="T37_2"><text:s/></text:span><text:span text:style-name="T37_3">should</text:span><text:span text:style-name="T37_4"><text:s/></text:span><text:span text:style-name="T37_5">I</text:span><text:span text:style-name="T37_6"><text:s/></text:span><text:span text:style-name="T37_7">be</text:span><text:span text:style-name="T37_8"><text:s/></text:span><text:span text:style-name="T37_9">doing</text:span><text:span text:style-name="T37_10"><text:s/></text:span><text:span text:style-name="T37_11">right</text:span><text:span text:style-name="T37_12"><text:s/></text:span><text:span text:style-name="T37_13">now</text:span><text:span text:style-name="T37_14">?</text:span></text:p>
        </text:list-item>
      </text:list>
      <text:p text:style-name="P38"/>
      <text:p text:style-name="P39"><text:span text:style-name="T39_1"><text:tab/></text:span><text:span text:style-name="T39_2">more</text:span><text:span text:style-name="T39_3">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2.222cm" style:writing-mode="lr-tb"/>
    </style:style>
    <style:style style:name="T4_1" style:family="text">
      <style:text-properties fo:font-size="8pt" style:font-size-asian="8pt" style:font-size-complex="8pt"/>
    </style:style>
    <style:style style:name="T4_2" style:family="text">
      <style:text-properties fo:font-size="8pt" style:font-size-asian="8pt" style:font-size-complex="8pt"/>
    </style:style>
    <style:style style:name="T4_3" style:family="text">
      <style:text-properties fo:font-size="8pt" style:font-size-asian="8pt" style:font-size-complex="8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  <text:p text:style-name="P3"/>
        <text:p text:style-name="P4"><text:span text:style-name="T4_1">2014-06-27<text:s/></text:span><text:span text:style-name="T4_2">v</text:span><text:span text:style-name="T4_3">0.0.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